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image/png" manifest:full-path="Pictures/100000000000000800000008DD0ADA2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b3b3b3" draw:fill-color="#99ccff" draw:textarea-horizontal-align="justify" draw:textarea-vertical-align="middle" draw:auto-grow-height="false" fo:wrap-option="wrap"/>
    </style:style>
    <style:style style:name="gr2" style:family="graphic" style:parent-style-name="standard">
      <style:graphic-properties draw:stroke="none" svg:stroke-color="#000000" draw:fill="none" draw:fill-color="#ffffff" fo:min-height="0.635cm"/>
    </style:style>
    <style:style style:name="gr3" style:family="graphic" style:parent-style-name="standard">
      <style:graphic-properties svg:stroke-width="0.051cm" draw:marker-start-width="0.076cm" draw:marker-end-width="0.076cm" draw:textarea-horizontal-align="center" draw:textarea-vertical-align="middle" fo:padding-top="0.15cm" fo:padding-bottom="0.15cm" fo:padding-left="0.275cm" fo:padding-right="0.275cm" draw:start-line-spacing-vertical="0.254cm" draw:end-line-spacing-vertical="0.254cm"/>
    </style:style>
    <style:style style:name="gr4" style:family="graphic" style:parent-style-name="standard">
      <style:graphic-properties svg:stroke-color="#4c4c4c" draw:textarea-horizontal-align="center" draw:textarea-vertical-align="middle" draw:start-line-spacing-vertical="0.254cm" draw:end-line-spacing-vertical="0.254cm"/>
    </style:style>
    <style:style style:name="gr5" style:family="graphic" style:parent-style-name="standard">
      <style:graphic-properties svg:stroke-color="#808080" draw:textarea-horizontal-align="center" draw:textarea-vertical-align="middle" draw:start-line-spacing-vertical="0.254cm" draw:end-line-spacing-vertical="0.254cm"/>
    </style:style>
    <style:style style:name="gr6" style:family="graphic" style:parent-style-name="standard">
      <style:graphic-properties svg:stroke-width="0.051cm" svg:stroke-color="#004586" draw:marker-start-width="0.076cm" draw:marker-end-width="0.076cm" draw:textarea-horizontal-align="center" draw:textarea-vertical-align="middle" fo:padding-top="0.15cm" fo:padding-bottom="0.15cm" fo:padding-left="0.275cm" fo:padding-right="0.275cm" draw:start-line-spacing-vertical="0.254cm" draw:end-line-spacing-vertical="0.254cm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2.29cm"/>
    </style:style>
    <style:style style:name="gr8" style:family="graphic" style:parent-style-name="standard">
      <style:graphic-properties svg:stroke-color="#b3b3b3" draw:fill="solid" draw:fill-color="#99ccff" draw:textarea-horizontal-align="justify" draw:textarea-vertical-align="middle" draw:auto-grow-height="false" fo:wrap-option="wrap"/>
    </style:style>
    <style:style style:name="gr9" style:family="graphic" style:parent-style-name="standard">
      <style:graphic-properties svg:stroke-color="#808080" draw:fill="solid" draw:textarea-horizontal-align="justify" draw:textarea-vertical-align="middle" draw:auto-grow-height="false"/>
    </style:style>
    <style:style style:name="gr10" style:family="graphic" style:parent-style-name="standard">
      <style:graphic-properties svg:stroke-color="#808080"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none" draw:fill="none" draw:fill-color="#ececec" draw:textarea-horizontal-align="justify" draw:textarea-vertical-align="middle" draw:auto-grow-height="false"/>
    </style:style>
    <style:style style:name="gr12" style:family="graphic" style:parent-style-name="standard">
      <style:graphic-properties svg:stroke-color="#808080" draw:marker-end="Arrow" draw:marker-end-width="0.3cm" draw:textarea-horizontal-align="center" draw:textarea-vertical-align="middle" draw:start-line-spacing-horizontal="0.254cm" draw:start-line-spacing-vertical="0.254cm" draw:end-line-spacing-horizontal="0.254cm" draw:end-line-spacing-vertical="0.254cm"/>
    </style:style>
    <style:style style:name="gr13" style:family="graphic" style:parent-style-name="standard">
      <style:graphic-properties svg:stroke-color="#333333" draw:fill="solid" draw:fill-color="#2e3742" draw:textarea-horizontal-align="justify" draw:textarea-vertical-align="middle" draw:auto-grow-height="false"/>
    </style:style>
    <style:style style:name="gr14" style:family="graphic" style:parent-style-name="standard">
      <style:graphic-properties svg:stroke-color="#333333" draw:marker-end="Arrow" draw:marker-end-width="0.3cm" draw:fill="solid" draw:fill-color="#2e3742" draw:textarea-horizontal-align="center" draw:textarea-vertical-align="middle"/>
    </style:style>
    <style:style style:name="gr15" style:family="graphic" style:parent-style-name="standard">
      <style:graphic-properties draw:stroke="none" svg:stroke-color="#333333" draw:fill="none" draw:fill-color="#000000" draw:textarea-horizontal-align="justify" draw:textarea-vertical-align="middle" draw:auto-grow-height="false"/>
    </style:style>
    <style:style style:name="gr16" style:family="graphic" style:parent-style-name="standard">
      <style:graphic-properties svg:stroke-color="#333333" draw:marker-end="Arrow" draw:marker-end-width="0.3cm" draw:fill="solid" draw:fill-color="#2e3742" draw:textarea-horizontal-align="center" draw:textarea-vertical-align="middle" draw:start-line-spacing-horizontal="0.254cm" draw:start-line-spacing-vertical="0.254cm" draw:end-line-spacing-horizontal="0.254cm" draw:end-line-spacing-vertical="0.254cm"/>
    </style:style>
    <style:style style:name="gr17" style:family="graphic" style:parent-style-name="standard">
      <style:graphic-properties draw:fill-color="#ececec" draw:textarea-horizontal-align="center" draw:textarea-vertical-align="middle"/>
    </style:style>
    <style:style style:name="gr18" style:family="graphic" style:parent-style-name="standard">
      <style:graphic-properties draw:fill="solid" draw:fill-color="#d9d9d9" draw:textarea-horizontal-align="center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0cm" fo:min-width="0cm"/>
    </style:style>
    <style:style style:name="gr21" style:family="graphic" style:parent-style-name="standard">
      <style:graphic-properties draw:fill="solid" draw:fill-color="#355e00" draw:textarea-horizontal-align="center" draw:textarea-vertical-align="middle"/>
    </style:style>
    <style:style style:name="gr22" style:family="graphic" style:parent-style-name="standard">
      <style:graphic-properties draw:fill="solid" draw:fill-color="#ff3366" draw:textarea-horizontal-align="center" draw:textarea-vertical-align="middle"/>
    </style:style>
    <style:style style:name="gr23" style:family="graphic" style:parent-style-name="standard">
      <style:graphic-properties draw:textarea-horizontal-align="center" draw:textarea-vertical-align="middle"/>
    </style:style>
    <style:style style:name="gr24" style:family="graphic" style:parent-style-name="standard">
      <style:graphic-properties draw:marker-end="Arrow" draw:marker-end-width="0.3cm" draw:textarea-horizontal-align="center" draw:textarea-vertical-align="middle"/>
    </style:style>
    <style:style style:name="gr25" style:family="graphic" style:parent-style-name="standard">
      <style:graphic-properties draw:fill="solid" draw:fill-color="#00b8ff" draw:textarea-horizontal-align="center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85cm" fo:min-width="3.31cm"/>
    </style:style>
    <style:style style:name="gr27" style:family="graphic" style:parent-style-name="standard">
      <style:graphic-properties draw:stroke="none" svg:stroke-color="#000000" draw:fill="none" draw:fill-color="#ffffff" fo:min-height="0.155cm"/>
    </style:style>
    <style:style style:name="gr28" style:family="graphic" style:parent-style-name="standard">
      <style:graphic-properties draw:stroke="none" svg:stroke-color="#000000" draw:fill="none" draw:fill-color="#ffffff" fo:min-height="0.385cm"/>
    </style:style>
    <style:style style:name="gr29" style:family="graphic" style:parent-style-name="standard">
      <style:graphic-properties draw:fill-color="#996633" draw:textarea-horizontal-align="center" draw:textarea-vertical-align="middle"/>
    </style:style>
    <style:style style:name="gr30" style:family="graphic" style:parent-style-name="standard">
      <style:graphic-properties draw:fill-color="#ffffff" draw:textarea-horizontal-align="center" draw:textarea-vertical-align="middle"/>
    </style:style>
    <style:style style:name="gr31" style:family="graphic" style:parent-style-name="standard">
      <style:graphic-properties draw:fill-color="#000080" draw:textarea-vertical-align="middle" draw:auto-grow-height="false" fo:min-height="0.749cm" fo:min-width="0.499cm"/>
    </style:style>
    <style:style style:name="gr32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33" style:family="graphic" style:parent-style-name="standard">
      <style:graphic-properties draw:fill="solid" draw:fill-color="#deedfa" draw:opacity="100%" draw:textarea-horizontal-align="center" draw:textarea-vertical-align="middle" draw:shadow-opacity="100%"/>
    </style:style>
    <style:style style:name="gr34" style:family="graphic" style:parent-style-name="standard">
      <style:graphic-properties draw:fill="none" draw:fill-color="#ececec" draw:opacity="100%" draw:textarea-horizontal-align="center" draw:textarea-vertical-align="middle" draw:shadow-opacity="100%"/>
    </style:style>
    <style:style style:name="gr35" style:family="graphic" style:parent-style-name="standard">
      <style:graphic-properties draw:fill="none" draw:fill-color="#deedfa" draw:opacity="100%" draw:textarea-horizontal-align="center" draw:textarea-vertical-align="middle" draw:shadow-opacity="100%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style:use-window-font-color="true" fo:font-size="12pt" fo:font-weight="normal" style:font-size-asian="18pt" style:font-weight-asian="normal" style:font-size-complex="18pt" style:font-weight-complex="normal"/>
    </style:style>
    <style:style style:name="P3" style:family="paragraph">
      <style:paragraph-properties fo:text-align="start"/>
      <style:text-properties style:use-window-font-color="true" fo:font-size="12pt" style:font-size-asian="18pt" style:font-size-complex="18pt"/>
    </style:style>
    <style:style style:name="P4" style:family="paragraph">
      <style:paragraph-properties fo:line-height="150%" fo:text-align="center"/>
    </style:style>
    <style:style style:name="P5" style:family="paragraph">
      <style:paragraph-properties fo:line-height="150%" fo:text-align="center"/>
      <style:text-properties fo:color="#004586" fo:font-size="18pt"/>
    </style:style>
    <style:style style:name="P6" style:family="paragraph">
      <style:paragraph-properties fo:text-align="center"/>
    </style:style>
    <style:style style:name="P7" style:family="paragraph">
      <style:text-properties fo:color="#004586"/>
    </style:style>
    <style:style style:name="P8" style:family="paragraph">
      <style:paragraph-properties fo:line-height="100%" fo:text-align="start"/>
      <style:text-properties style:use-window-font-color="true" fo:font-size="12pt" style:font-size-asian="18pt" style:font-size-complex="18pt"/>
    </style:style>
    <style:style style:name="P9" style:family="paragraph">
      <style:paragraph-properties fo:text-align="start"/>
      <style:text-properties fo:color="#000000" fo:font-size="12pt" style:font-size-asian="18pt" style:font-size-complex="18pt"/>
    </style:style>
    <style:style style:name="P10" style:family="paragraph">
      <style:paragraph-properties fo:text-align="center"/>
      <style:text-properties fo:font-size="12pt"/>
    </style:style>
    <style:style style:name="P11" style:family="paragraph">
      <style:paragraph-properties fo:text-align="center"/>
      <style:text-properties fo:font-size="12pt" fo:font-style="italic" style:font-style-asian="italic" style:font-style-complex="italic"/>
    </style:style>
    <style:style style:name="P12" style:family="paragraph">
      <style:paragraph-properties fo:text-align="center"/>
      <style:text-properties fo:color="#808080" fo:font-size="12pt"/>
    </style:style>
    <style:style style:name="P13" style:family="paragraph">
      <style:paragraph-properties fo:text-align="center"/>
      <style:text-properties fo:color="#808080"/>
    </style:style>
    <style:style style:name="P14" style:family="paragraph">
      <style:paragraph-properties fo:text-align="center"/>
      <style:text-properties fo:color="#808080" fo:font-size="12pt" fo:font-style="italic" style:font-size-asian="18pt" style:font-style-asian="italic" style:font-size-complex="18pt" style:font-style-complex="italic"/>
    </style:style>
    <style:style style:name="P15" style:family="paragraph">
      <style:paragraph-properties fo:text-align="center"/>
      <style:text-properties fo:font-size="12pt" style:font-size-asian="18pt" style:font-size-complex="18pt"/>
    </style:style>
    <style:style style:name="T1" style:family="text">
      <style:text-properties fo:color="#000000" fo:font-size="12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" style:family="text">
      <style:text-properties fo:color="#000000" fo:font-size="12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style:use-window-font-color="true" fo:font-size="12pt" fo:font-style="italic" style:font-size-asian="18pt" style:font-style-asian="italic" style:font-size-complex="18pt" style:font-style-complex="italic"/>
    </style:style>
    <style:style style:name="T4" style:family="text">
      <style:text-properties style:use-window-font-color="true" fo:font-size="12pt" style:font-size-asian="18pt" style:font-size-complex="18pt"/>
    </style:style>
    <style:style style:name="T5" style:family="text">
      <style:text-properties fo:color="#000000" fo:font-size="12pt" style:font-size-asian="18pt" style:font-size-complex="18pt"/>
    </style:style>
    <style:style style:name="T6" style:family="text">
      <style:text-properties fo:color="#000000" fo:font-size="12pt" fo:font-weight="normal" style:font-size-asian="18pt" style:font-weight-asian="normal" style:font-size-complex="18pt" style:font-weight-complex="normal"/>
    </style:style>
    <style:style style:name="T7" style:family="text">
      <style:text-properties fo:color="#004586" fo:font-size="18pt"/>
    </style:style>
    <style:style style:name="T8" style:family="text">
      <style:text-properties style:use-window-font-color="true" fo:font-size="12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9" style:family="text">
      <style:text-properties fo:color="#000000" fo:font-size="12pt" fo:font-style="italic" style:font-size-asian="18pt" style:font-style-asian="italic" style:font-size-complex="18pt" style:font-style-complex="italic"/>
    </style:style>
    <style:style style:name="T10" style:family="text">
      <style:text-properties fo:color="#000000" fo:font-size="12pt" fo:font-style="normal" style:font-size-asian="18pt" style:font-style-asian="normal" style:font-size-complex="18pt" style:font-style-complex="normal"/>
    </style:style>
    <style:style style:name="T11" style:family="text">
      <style:text-properties fo:color="#004586"/>
    </style:style>
    <style:style style:name="T12" style:family="text">
      <style:text-properties style:use-window-font-color="true" style:text-outline="false" style:text-line-through-style="none" fo:font-family="Arial" style:font-family-generic="swiss" style:font-pitch="variable" fo:font-size="12pt" fo:font-style="italic" fo:text-shadow="none" style:text-underline-style="none" fo:font-weight="normal" style:letter-kerning="true" style:font-family-asian="Consolas" style:font-family-generic-asian="swiss" style:font-pitch-asian="fixed" style:font-size-asian="18pt" style:font-style-asian="italic" style:font-weight-asian="normal" style:font-family-complex="Consolas" style:font-family-generic-complex="swiss" style:font-pitch-complex="fixed" style:font-size-complex="18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fo:font-size="12pt" fo:font-style="normal" style:font-size-asian="18pt" style:font-style-asian="normal" style:font-size-complex="18pt" style:font-style-complex="normal"/>
    </style:style>
    <style:style style:name="T14" style:family="text">
      <style:text-properties fo:font-size="12pt"/>
    </style:style>
    <style:style style:name="T15" style:family="text">
      <style:text-properties fo:font-size="12pt" fo:font-style="italic" style:font-style-asian="italic" style:font-style-complex="italic"/>
    </style:style>
    <style:style style:name="T16" style:family="text">
      <style:text-properties fo:color="#808080" fo:font-size="12pt"/>
    </style:style>
    <style:style style:name="T17" style:family="text">
      <style:text-properties fo:color="#808080" fo:font-size="12pt" fo:font-style="italic" style:font-size-asian="18pt" style:font-style-asian="italic" style:font-size-complex="18pt" style:font-style-complex="italic"/>
    </style:style>
    <style:style style:name="T18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CivFanatics">
        <draw:custom-shape draw:style-name="gr1" draw:text-style-name="P2" draw:layer="layout" svg:width="7.62cm" svg:height="2.54cm" svg:x="18.145cm" svg:y="9.255cm">
          <text:p text:style-name="P1"><text:span text:style-name="T1">Landed Elite</text:span></text:p>
          <text:p text:style-name="P1"><text:span text:style-name="T2">+20% Surplus Food in each city.</text:span></text:p>
          <text:p text:style-name="P1"><text:span text:style-name="T2">+1 Food in each city.</text:span></text:p>
          <text:p text:style-name="P1"><text:span text:style-name="T2">+1 Food on Defense building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3" draw:layer="layout" svg:width="7.62cm" svg:height="2.54cm" svg:x="1.635cm" svg:y="9.255cm">
          <text:p text:style-name="P1"><text:span text:style-name="T3">Ceremonial Rites</text:span></text:p>
          <text:p text:style-name="P1"><text:span text:style-name="T4">Constructs 1 culture building in the oldest 4 citie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3" draw:layer="layout" svg:width="7.622cm" svg:height="2.54cm" svg:x="9.89cm" svg:y="9.255cm">
          <text:p text:style-name="P1"><text:span text:style-name="T3">Monarchy</text:span></text:p>
          <text:p text:style-name="P1"><text:span text:style-name="T5">+4 Culture</text:span><text:span text:style-name="T6"> for each National or World Wonder.</text:span></text:p>
          <text:p text:style-name="P1"><text:span text:style-name="T4">+20% Production for building Wonder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layer="layout" svg:width="7.62cm" svg:height="2.445cm" svg:x="9.89cm" svg:y="3cm">
          <text:p text:style-name="P1"><text:span text:style-name="T3">Opener</text:span></text:p>
          <text:p text:style-name="P1"><text:span text:style-name="T5">Surplus happiness adds to culture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3" draw:layer="layout" svg:width="6.985cm" svg:height="2.54cm" svg:x="6.08cm" svg:y="6.08cm">
          <text:p text:style-name="P1"><text:span text:style-name="T1">Storytellers</text:span></text:p>
          <text:p text:style-name="P1"><text:span text:style-name="T6">+2 culture for the Palace and cultural building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layer="layout" svg:width="6.985cm" svg:height="2.54cm" svg:x="14.335cm" svg:y="6.08cm">
          <text:p text:style-name="P1"><text:span text:style-name="T3">Oligarchy</text:span></text:p>
          <text:p text:style-name="P1"><text:span text:style-name="T5">0 maintenance and +0.2 xp/turn for g</text:span><text:span text:style-name="T4">arrisoned units.</text:span></text:p>
          <text:p text:style-name="P1"><text:span text:style-name="T4">+50% Ranged Strength for garrisoned Citie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2" draw:text-style-name="P5" draw:layer="layout" svg:width="7.62cm" svg:height="0.963cm" svg:x="9.89cm" svg:y="2.037cm">
          <draw:text-box>
            <text:p text:style-name="P4"><text:span text:style-name="T7">Tradition</text:span></text:p>
          </draw:text-box>
        </draw:frame>
        <draw:custom-shape draw:style-name="gr1" draw:text-style-name="P2" draw:layer="layout" svg:width="7.62cm" svg:height="2.54cm" svg:x="9.89cm" svg:y="12.43cm">
          <text:p text:style-name="P1"><text:span text:style-name="T8">Finisher</text:span></text:p>
          <text:p text:style-name="P1"><text:span text:style-name="T6">+1 Happiness for each National or World Wonder.</text:span></text:p>
          <text:p text:style-name="P1"><text:span text:style-name="T5">Speeds border expansion in all citie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</draw:page>
      <draw:page draw:name="page2" draw:style-name="dp1" draw:master-page-name="CivFanatics">
        <draw:custom-shape draw:style-name="gr1" draw:text-style-name="P3" draw:layer="layout" svg:width="7.62cm" svg:height="2.54cm" svg:x="14.335cm" svg:y="6.08cm">
          <text:p text:style-name="P1"><text:span text:style-name="T3">Citizenship</text:span></text:p>
          <text:p text:style-name="P1"><text:span text:style-name="T4">+25% improvement construction rate.</text:span></text:p>
          <text:p text:style-name="P1"><text:span text:style-name="T4">2 Workers appear at the Capital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layer="layout" svg:width="7.62cm" svg:height="2.54cm" svg:x="5.445cm" svg:y="9.255cm">
          <text:p text:style-name="P1"><text:span text:style-name="T9">Meritocracy</text:span></text:p>
          <text:p text:style-name="P1"><text:span text:style-name="T4">Instantly gain 10 turns of gold income.</text:span></text:p>
          <text:p text:style-name="P1"><text:span text:style-name="T4">+1 gold for Merchants.</text:span></text:p>
          <text:p text:style-name="P1"><text:span text:style-name="T4">+5 gold on Customs House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layer="layout" svg:width="7.622cm" svg:height="2.54cm" svg:x="9.888cm" svg:y="12.43cm">
          <text:p text:style-name="P1"><text:span text:style-name="T9">Republic</text:span></text:p>
          <text:p text:style-name="P1"><text:span text:style-name="T4">+1 Happiness in the Capital and Connected cities.</text:span></text:p>
          <text:p text:style-name="P1"><text:span text:style-name="T4">-5% Unhappiness from Population in non-occupied citie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layer="layout" svg:width="7.62cm" svg:height="2.445cm" svg:x="9.89cm" svg:y="3cm">
          <text:p text:style-name="P1"><text:span text:style-name="T3">Opener</text:span></text:p>
          <text:p text:style-name="P1"><text:span text:style-name="T4">+2 Culture in every city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3" draw:layer="layout" svg:width="7.62cm" svg:height="2.54cm" svg:x="14.335cm" svg:y="9.255cm">
          <text:p text:style-name="P1"><text:span text:style-name="T9">Representation</text:span></text:p>
          <text:p text:style-name="P1"><text:span text:style-name="T4">+2 Production in each city.</text:span></text:p>
          <text:p text:style-name="P1"><text:span text:style-name="T4">+1 Production on Defense building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layer="layout" svg:width="7.62cm" svg:height="2.54cm" svg:x="5.445cm" svg:y="6.08cm">
          <text:p text:style-name="P1"><text:span text:style-name="T3">Collective Rule</text:span></text:p>
          <text:p text:style-name="P1"><text:span text:style-name="T4">+20% production for settlers.</text:span></text:p>
          <text:p text:style-name="P1"><text:span text:style-name="T4">1 Settler appears at the Capital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5" draw:layer="layout" svg:width="7.62cm" svg:height="0.963cm" svg:x="9.89cm" svg:y="2.037cm">
          <draw:text-box>
            <text:p text:style-name="P4"><text:span text:style-name="T7">Liberty</text:span></text:p>
          </draw:text-box>
        </draw:frame>
        <draw:custom-shape draw:style-name="gr1" draw:text-style-name="P3" draw:layer="layout" svg:width="7.62cm" svg:height="2.54cm" svg:x="9.89cm" svg:y="15.605cm">
          <text:p text:style-name="P1"><text:span text:style-name="T3">Finisher</text:span></text:p>
          <text:p text:style-name="P1"><text:span text:style-name="T6">-20% Cost per City of social policies.</text:span></text:p>
          <text:p text:style-name="P1"><text:span text:style-name="T2">Constructs 1 defense building in your oldest 4 cities.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page3" draw:style-name="dp1" draw:master-page-name="CivFanatics">
        <draw:custom-shape draw:style-name="gr1" draw:text-style-name="P3" xml:id="id2" draw:id="id2" draw:layer="layout" svg:width="7.62cm" svg:height="2.54cm" svg:x="9.89cm" svg:y="6.715cm">
          <text:p text:style-name="P1"><text:span text:style-name="T3">Military Tradition</text:span></text:p>
          <text:p text:style-name="P1"><text:span text:style-name="T4">+10% Production for units.</text:span></text:p>
          <text:p text:style-name="P1"><text:span text:style-name="T4">+1 Production for Engineers.</text:span></text:p>
          <text:p text:style-name="P1"><text:span text:style-name="T4">+5 Production for Manufactorie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1" draw:id="id1" draw:layer="layout" svg:width="7.62cm" svg:height="2.54cm" svg:x="9.89cm" svg:y="9.89cm">
          <text:p text:style-name="P1"><text:span text:style-name="T3">Military Caste</text:span></text:p>
          <text:p text:style-name="P1"><text:span text:style-name="T6">+1 happy and +4 culture </text:span><text:span text:style-name="T4">for each city with a garrison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4" draw:id="id4" draw:layer="layout" svg:width="7.622cm" svg:height="2.54cm" svg:x="9.89cm" svg:y="13.065cm">
          <text:p text:style-name="P1"><text:span text:style-name="T3">Professional Army</text:span></text:p>
          <text:p text:style-name="P1"><text:span text:style-name="T4">-33% Upgrade cost for units.</text:span></text:p>
          <text:p text:style-name="P1"><text:span text:style-name="T4">Your army salvages Gold from the equipment of each enemy unit killed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7" draw:id="id7" draw:layer="layout" svg:width="7.62cm" svg:height="3.08cm" svg:x="9.89cm" svg:y="3cm">
          <text:p text:style-name="P1"><text:span text:style-name="T3">Opener</text:span></text:p>
          <text:p text:style-name="P1"><text:span text:style-name="T4">+25% strength against barbarians.</text:span></text:p>
          <text:p text:style-name="P1"><text:span text:style-name="T4">Reveals barbarian camps as they spawn in explored territory.</text:span></text:p>
          <text:p text:style-name="P1"><text:span text:style-name="T4">Killing barbarians gives Culture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3" xml:id="id5" draw:id="id5" draw:layer="layout" svg:width="7.62cm" svg:height="2.54cm" svg:x="18.145cm" svg:y="6.715cm">
          <text:p text:style-name="P1"><text:span text:style-name="T3">Discipline</text:span></text:p>
          <text:p text:style-name="P1"><text:span text:style-name="T4">+20% strength for units adjacent to another military unit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6" draw:id="id6" draw:layer="layout" svg:width="7.62cm" svg:height="2.54cm" svg:x="1.635cm" svg:y="6.715cm">
          <text:p text:style-name="P1"><text:span text:style-name="T3">Warrior Code</text:span></text:p>
          <text:p text:style-name="P1"><text:span text:style-name="T4">+1 Movement for Great Generals, and a Great General appears at the Capital.</text:span></text:p>
          <text:p text:style-name="P1"><text:span text:style-name="T5">+3 production and sci for Citadel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5" draw:layer="layout" svg:width="7.62cm" svg:height="0.963cm" svg:x="9.89cm" svg:y="2.037cm">
          <draw:text-box>
            <text:p text:style-name="P4"><text:span text:style-name="T7">Honor</text:span></text:p>
          </draw:text-box>
        </draw:frame>
        <draw:custom-shape draw:style-name="gr1" draw:text-style-name="P3" xml:id="id3" draw:id="id3" draw:layer="layout" svg:width="7.62cm" svg:height="2.54cm" svg:x="9.89cm" svg:y="16.24cm">
          <text:p text:style-name="P1"><text:span text:style-name="T3">Finisher</text:span></text:p>
          <text:p text:style-name="P1"><text:span text:style-name="T4">1 Happiness for Monuments and Colosseum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6" draw:layer="layout" draw:type="curve" svg:x1="13.7cm" svg:y1="9.89cm" svg:x2="13.7cm" svg:y2="9.255cm" draw:start-shape="id1" draw:end-shape="id2" svg:d="m13700 9890v-635">
          <text:p/>
        </draw:connector>
        <draw:connector draw:style-name="gr4" draw:text-style-name="P6" draw:layer="layout" draw:type="curve" svg:x1="13.7cm" svg:y1="16.24cm" svg:x2="13.701cm" svg:y2="15.605cm" draw:start-shape="id3" draw:end-shape="id4" draw:end-glue-point="6" svg:d="m13700 16240c0-475 1-158 1-635">
          <text:p/>
        </draw:connector>
        <draw:connector draw:style-name="gr4" draw:text-style-name="P6" draw:layer="layout" draw:type="curve" draw:line-skew="2.698cm" svg:x1="13.7cm" svg:y1="16.24cm" svg:x2="21.955cm" svg:y2="9.255cm" draw:start-shape="id3" draw:start-glue-point="4" draw:end-shape="id5" draw:end-glue-point="6" svg:d="m13700 16240c0-1191 8255 2301 8255-6985">
          <text:p/>
        </draw:connector>
        <draw:connector draw:style-name="gr4" draw:text-style-name="P6" draw:layer="layout" draw:type="curve" svg:x1="5.445cm" svg:y1="6.715cm" svg:x2="13.7cm" svg:y2="6.08cm" draw:start-shape="id6" draw:start-glue-point="4" draw:end-shape="id7" draw:end-glue-point="6" svg:d="m5445 6715c0-475 8255-158 8255-635">
          <text:p/>
        </draw:connector>
        <draw:connector draw:style-name="gr5" draw:text-style-name="P6" draw:layer="layout" draw:type="curve" svg:x1="13.7cm" svg:y1="6.08cm" svg:x2="13.7cm" svg:y2="6.715cm" draw:start-shape="id7" draw:start-glue-point="6" draw:end-shape="id2" svg:d="m13700 6080v635">
          <text:p/>
        </draw:connector>
        <draw:connector draw:style-name="gr6" draw:text-style-name="P6" draw:layer="layout" draw:type="curve" svg:x1="13.7cm" svg:y1="9.89cm" svg:x2="13.7cm" svg:y2="9.255cm" draw:start-shape="id1" draw:start-glue-point="4" draw:end-shape="id2" svg:d="m13700 9890v-635">
          <text:p/>
        </draw:connector>
        <draw:connector draw:style-name="gr4" draw:text-style-name="P6" draw:layer="layout" draw:type="curve" draw:line-skew="2.698cm" svg:x1="13.7cm" svg:y1="16.24cm" svg:x2="5.445cm" svg:y2="9.255cm" draw:start-shape="id3" draw:start-glue-point="4" draw:end-shape="id6" draw:end-glue-point="6" svg:d="m13700 16240c0-1191-8255 2301-8255-6985">
          <text:p/>
        </draw:connector>
        <draw:connector draw:style-name="gr6" draw:text-style-name="P6" draw:layer="layout" draw:type="curve" svg:x1="13.701cm" svg:y1="13.065cm" svg:x2="13.7cm" svg:y2="12.43cm" draw:start-shape="id4" draw:start-glue-point="4" draw:end-shape="id1" svg:d="m13701 13065c0-475-1-158-1-635">
          <text:p/>
        </draw:connector>
        <draw:connector draw:style-name="gr4" draw:text-style-name="P6" draw:layer="layout" draw:type="curve" svg:x1="13.7cm" svg:y1="6.08cm" svg:x2="21.955cm" svg:y2="6.715cm" draw:start-shape="id7" draw:end-shape="id5" draw:end-glue-point="4" svg:d="m13700 6080c0 477 8255 160 8255 635">
          <text:p/>
        </draw:connector>
      </draw:page>
      <draw:page draw:name="page4" draw:style-name="dp1" draw:master-page-name="CivFanatics">
        <draw:custom-shape draw:style-name="gr1" draw:text-style-name="P3" xml:id="id12" draw:id="id12" draw:layer="layout" svg:width="7.62cm" svg:height="2.54cm" svg:x="1.635cm" svg:y="6.08cm">
          <text:p text:style-name="P1"><text:span text:style-name="T9">Devotion</text:span></text:p>
          <text:p text:style-name="P1"><text:span text:style-name="T5">+1 happy on shrines and temples.</text:span></text:p>
          <text:p text:style-name="P1"><text:span text:style-name="T5">+3 culture and gold on Holy Site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13" draw:id="id13" draw:layer="layout" svg:width="7.62cm" svg:height="2.54cm" svg:x="1.635cm" svg:y="9.255cm">
          <text:p text:style-name="P1"><text:span text:style-name="T9">Unity</text:span></text:p>
          <text:p text:style-name="P1"><text:span text:style-name="T5">-25% faith purchase cost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11" draw:id="id11" draw:layer="layout" svg:width="7.62cm" svg:height="2.445cm" svg:x="9.89cm" svg:y="3cm">
          <text:p text:style-name="P1"><text:span text:style-name="T3">Opener</text:span></text:p>
          <text:p text:style-name="P1"><text:span text:style-name="T5">+3 happy.</text:span></text:p>
          <text:p text:style-name="P1"><text:span text:style-name="T5">+1 faith on shrines and temple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3" xml:id="id14" draw:id="id14" draw:layer="layout" svg:width="7.62cm" svg:height="2.54cm" svg:x="18.145cm" svg:y="6.08cm">
          <text:p text:style-name="P1"><text:span text:style-name="T3">Inspiration</text:span></text:p>
          <text:p text:style-name="P1"><text:span text:style-name="T4">+1 culture for Artists.</text:span></text:p>
          <text:p text:style-name="P1"><text:span text:style-name="T4">+5 culture for Landmark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9" draw:id="id9" draw:layer="layout" svg:width="7.62cm" svg:height="2.54cm" svg:x="9.89cm" svg:y="6.08cm">
          <text:p text:style-name="P1"><text:span text:style-name="T9">Charity</text:span></text:p>
          <text:p text:style-name="P1"><text:span text:style-name="T4">Starts a Golden Age.</text:span></text:p>
          <text:p text:style-name="P1"><text:span text:style-name="T4">-25% cost for Golden Age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5" draw:layer="layout" svg:width="7.62cm" svg:height="0.963cm" svg:x="9.89cm" svg:y="2.037cm">
          <draw:text-box>
            <text:p text:style-name="P4"><text:span text:style-name="T7">Piety</text:span></text:p>
          </draw:text-box>
        </draw:frame>
        <draw:custom-shape draw:style-name="gr1" draw:text-style-name="P3" xml:id="id10" draw:id="id10" draw:layer="layout" svg:width="7.62cm" svg:height="2.54cm" svg:x="9.89cm" svg:y="12.43cm">
          <text:p text:style-name="P1"><text:span text:style-name="T3">Finisher</text:span></text:p>
          <text:p text:style-name="P1"><text:span text:style-name="T5">Religion spreads faster in your cities.</text:span></text:p>
          <text:p text:style-name="P1"><text:span text:style-name="T5">Can build missionaries and inquisitors with production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6" draw:layer="layout" draw:type="curve" svg:x1="21.954cm" svg:y1="9.255cm" svg:x2="13.7cm" svg:y2="8.62cm" draw:start-shape="id8" draw:start-glue-point="4" draw:end-shape="id9" draw:end-glue-point="6" svg:d="m21954 9255c0-475-8254-158-8254-635">
          <text:p/>
        </draw:connector>
        <draw:connector draw:style-name="gr4" draw:text-style-name="P6" draw:layer="layout" draw:type="curve" svg:x1="13.7cm" svg:y1="12.43cm" svg:x2="21.954cm" svg:y2="11.795cm" draw:start-shape="id10" draw:end-shape="id8" draw:end-glue-point="6" svg:d="m13700 12430c0-475 8254-158 8254-635">
          <text:p/>
        </draw:connector>
        <draw:connector draw:style-name="gr4" draw:text-style-name="P6" draw:layer="layout" draw:type="curve" svg:x1="13.7cm" svg:y1="6.08cm" svg:x2="13.7cm" svg:y2="5.445cm" draw:start-shape="id9" draw:start-glue-point="4" draw:end-shape="id11" draw:end-glue-point="6" svg:d="m13700 6080v-635">
          <text:p/>
        </draw:connector>
        <draw:connector draw:style-name="gr4" draw:text-style-name="P6" draw:layer="layout" draw:type="curve" svg:x1="13.7cm" svg:y1="5.445cm" svg:x2="5.445cm" svg:y2="6.08cm" draw:start-shape="id11" draw:start-glue-point="6" draw:end-shape="id12" draw:end-glue-point="4" svg:d="m13700 5445c0 477-8255 160-8255 635">
          <text:p/>
        </draw:connector>
        <draw:connector draw:style-name="gr6" draw:text-style-name="P6" draw:layer="layout" draw:type="curve" svg:x1="5.445cm" svg:y1="9.255cm" svg:x2="5.445cm" svg:y2="8.62cm" draw:start-shape="id13" draw:start-glue-point="4" draw:end-shape="id12" draw:end-glue-point="6" svg:d="m5445 9255v-635">
          <text:p/>
        </draw:connector>
        <draw:connector draw:style-name="gr4" draw:text-style-name="P6" draw:layer="layout" draw:type="curve" svg:x1="21.955cm" svg:y1="6.08cm" svg:x2="13.7cm" svg:y2="5.445cm" draw:start-shape="id14" draw:start-glue-point="4" draw:end-shape="id11" svg:d="m21955 6080c0-475-8255-158-8255-635">
          <text:p/>
        </draw:connector>
        <draw:connector draw:style-name="gr4" draw:text-style-name="P6" draw:layer="layout" draw:type="curve" svg:x1="13.7cm" svg:y1="12.43cm" svg:x2="5.445cm" svg:y2="11.795cm" draw:start-shape="id10" draw:end-shape="id13" draw:end-glue-point="6" svg:d="m13700 12430c0-475-8255-158-8255-635">
          <text:p/>
        </draw:connector>
        <draw:connector draw:style-name="gr6" draw:text-style-name="P6" draw:layer="layout" draw:type="curve" svg:x1="21.954cm" svg:y1="9.255cm" svg:x2="21.955cm" svg:y2="8.62cm" draw:start-shape="id8" draw:end-shape="id14" draw:end-glue-point="6" svg:d="m21954 9255c0-475 1-158 1-635">
          <text:p/>
        </draw:connector>
        <draw:custom-shape draw:style-name="gr1" draw:text-style-name="P3" xml:id="id8" draw:id="id8" draw:layer="layout" svg:width="7.622cm" svg:height="2.54cm" svg:x="18.143cm" svg:y="9.255cm">
          <text:p text:style-name="P1"><text:span text:style-name="T9">Tolerance</text:span></text:p>
          <text:p text:style-name="P1"><text:span text:style-name="T5">+1 free policy.</text:span></text:p>
          <text:p text:style-name="P1"><text:span text:style-name="T4">-10% policy costs.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page5" draw:style-name="dp1" draw:master-page-name="CivFanatics">
        <draw:custom-shape draw:style-name="gr1" draw:text-style-name="P3" xml:id="id16" draw:id="id16" draw:layer="layout" svg:width="8.251cm" svg:height="2.54cm" svg:x="4.81cm" svg:y="9.255cm">
          <text:p text:style-name="P1"><text:span text:style-name="T3">Scholasticism</text:span></text:p>
          <text:p text:style-name="P1"><text:span text:style-name="T4">All city-states which are Allies provide a Science bonus equal to 25% of what they produce themselve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19" draw:id="id19" draw:layer="layout" svg:width="8.255cm" svg:height="2.54cm" svg:x="9.255cm" svg:y="2.905cm">
          <text:p text:style-name="P1"><text:span text:style-name="T3">Opener</text:span></text:p>
          <text:p text:style-name="P1"><text:span text:style-name="T4">+20% influence from gifts to City-States.</text:span></text:p>
          <text:p text:style-name="P1"><text:span text:style-name="T4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3" xml:id="id21" draw:id="id21" draw:layer="layout" svg:width="8.255cm" svg:height="2.54cm" svg:x="13.7cm" svg:y="6.08cm">
          <text:p text:style-name="P1"><text:span text:style-name="T3">Aesthetics</text:span></text:p>
          <text:p text:style-name="P1"><text:span text:style-name="T4">20 base Influence with City-States.</text:span></text:p>
          <text:p text:style-name="P1"><text:span text:style-name="T4">+20 onetime Influence boost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18" draw:id="id18" draw:layer="layout" svg:width="8.251cm" svg:height="2.54cm" svg:x="4.814cm" svg:y="6.08cm">
          <text:p text:style-name="P1"><text:span text:style-name="T3">Philanthropy</text:span></text:p>
          <text:p text:style-name="P1"><text:span text:style-name="T4">Influence with City-States degrades 25% slower than normal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5" draw:layer="layout" svg:width="6.985cm" svg:height="0.963cm" svg:x="9.89cm" svg:y="2.037cm">
          <draw:text-box>
            <text:p text:style-name="P4"><text:span text:style-name="T7">Patronage</text:span></text:p>
          </draw:text-box>
        </draw:frame>
        <draw:custom-shape draw:style-name="gr1" draw:text-style-name="P3" xml:id="id17" draw:id="id17" draw:layer="layout" svg:width="8.251cm" svg:height="2.54cm" svg:x="9.255cm" svg:y="15.605cm">
          <text:p text:style-name="P1"><text:span text:style-name="T3">Finisher</text:span></text:p>
          <text:p text:style-name="P1"><text:span text:style-name="T4">Other players' Influence with City-States decreases 10% faster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6" draw:layer="layout" draw:type="curve" svg:x1="17.827cm" svg:y1="12.43cm" svg:x2="8.935cm" svg:y2="11.795cm" draw:start-shape="id15" draw:start-glue-point="4" draw:end-shape="id16" svg:d="m17827 12430c0-475-8892-158-8892-635">
          <text:p/>
        </draw:connector>
        <draw:connector draw:style-name="gr4" draw:text-style-name="P6" draw:layer="layout" draw:type="curve" svg:x1="13.38cm" svg:y1="15.605cm" svg:x2="17.827cm" svg:y2="14.97cm" draw:start-shape="id17" draw:end-shape="id15" draw:end-glue-point="6" svg:d="m13380 15605c0-475 4447-158 4447-635">
          <text:p/>
        </draw:connector>
        <draw:connector draw:style-name="gr4" draw:text-style-name="P6" draw:layer="layout" draw:type="curve" svg:x1="8.94cm" svg:y1="6.08cm" svg:x2="13.383cm" svg:y2="5.445cm" draw:start-shape="id18" draw:start-glue-point="4" draw:end-shape="id19" draw:end-glue-point="6" svg:d="m8940 6080c0-475 4443-158 4443-635">
          <text:p/>
        </draw:connector>
        <draw:connector draw:style-name="gr6" draw:text-style-name="P6" draw:layer="layout" draw:type="curve" svg:x1="8.936cm" svg:y1="12.43cm" svg:x2="8.935cm" svg:y2="11.795cm" draw:start-shape="id20" draw:start-glue-point="4" draw:end-shape="id16" svg:d="m8936 12430c0-475-1-158-1-635">
          <text:p/>
        </draw:connector>
        <draw:connector draw:style-name="gr4" draw:text-style-name="P6" draw:layer="layout" draw:type="curve" svg:x1="8.935cm" svg:y1="14.97cm" svg:x2="13.381cm" svg:y2="15.605cm" draw:start-shape="id20" draw:end-shape="id17" draw:end-glue-point="4" svg:d="m8935 14970c0 477 4446 160 4446 635">
          <text:p/>
        </draw:connector>
        <draw:custom-shape draw:style-name="gr1" draw:text-style-name="P3" xml:id="id20" draw:id="id20" draw:layer="layout" svg:width="8.251cm" svg:height="2.54cm" svg:x="4.81cm" svg:y="12.43cm">
          <text:p text:style-name="P1"><text:span text:style-name="T3">Free Trade</text:span></text:p>
          <text:p text:style-name="P1"><text:span text:style-name="T4">City-state friends and allies increase Production in your citie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15" draw:id="id15" draw:layer="layout" svg:width="8.257cm" svg:height="2.54cm" svg:x="13.698cm" svg:y="12.43cm">
          <text:p text:style-name="P1"><text:span text:style-name="T3">Cultural Diplomacy</text:span></text:p>
          <text:p text:style-name="P1"><text:span text:style-name="T4">+2 Happiness for each City-State friend, and +3 Happiness for each ally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6" draw:layer="layout" draw:type="curve" svg:x1="13.382cm" svg:y1="5.445cm" svg:x2="17.828cm" svg:y2="6.08cm" draw:start-shape="id19" draw:end-shape="id21" draw:end-glue-point="4" svg:d="m13382 5445c0 477 4446 160 4446 635">
          <text:p/>
        </draw:connector>
        <draw:connector draw:style-name="gr6" draw:text-style-name="P6" draw:layer="layout" draw:type="curve" svg:x1="17.826cm" svg:y1="12.43cm" svg:x2="17.827cm" svg:y2="8.62cm" draw:start-shape="id15" draw:end-shape="id21" svg:d="m17826 12430c0-2856 1-951 1-3810">
          <text:p/>
        </draw:connector>
        <draw:connector draw:style-name="gr6" draw:text-style-name="P6" draw:layer="layout" draw:type="curve" svg:x1="8.936cm" svg:y1="9.255cm" svg:x2="8.939cm" svg:y2="8.62cm" draw:start-shape="id16" draw:start-glue-point="4" draw:end-shape="id18" svg:d="m8936 9255c0-475 3-158 3-635">
          <text:p/>
        </draw:connector>
      </draw:page>
      <draw:page draw:name="page6" draw:style-name="dp1" draw:master-page-name="CivFanatics">
        <draw:custom-shape draw:style-name="gr1" draw:text-style-name="P3" xml:id="id23" draw:id="id23" draw:layer="layout" svg:width="7.62cm" svg:height="2.54cm" svg:x="9.89cm" svg:y="6.08cm">
          <text:p text:style-name="P1"><text:span text:style-name="T9">Guilds</text:span></text:p>
          <text:p text:style-name="P1"><text:span text:style-name="T10">A Great Merchant appears at the Capital.</text:span></text:p>
          <text:p text:style-name="P1"><text:span text:style-name="T10">+100% Gold from Great Merchant trade mission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26" draw:id="id26" draw:layer="layout" svg:width="7.62cm" svg:height="2.54cm" svg:x="9.89cm" svg:y="2.905cm">
          <text:p text:style-name="P1"><text:span text:style-name="T3">Opener</text:span></text:p>
          <text:p text:style-name="P1"><text:span text:style-name="T10">+15% Gold in all cities.</text:span></text:p>
          <text:p text:style-name="P1"><text:span text:style-name="T10">-50% cost for Roads and Railroad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3" xml:id="id28" draw:id="id28" draw:layer="layout" svg:width="7.62cm" svg:height="2.54cm" svg:x="18.145cm" svg:y="6.08cm">
          <text:p text:style-name="P1"><text:span text:style-name="T9">Merchant Navy</text:span></text:p>
          <text:p text:style-name="P1"><text:span text:style-name="T5">+1 Moves and +1 Sight for ships.</text:span></text:p>
          <text:p text:style-name="P1"><text:span text:style-name="T5">+2 Production for Coastal Cities.</text:span></text:p>
          <text:p text:style-name="P1"><text:span text:style-name="T5">+2 Production for Naval Building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25" draw:id="id25" draw:layer="layout" svg:width="7.62cm" svg:height="2.54cm" svg:x="1.635cm" svg:y="6.08cm">
          <text:p text:style-name="P1"><text:span text:style-name="T3">Patent Law</text:span></text:p>
          <text:p text:style-name="P1"><text:span text:style-name="T4">+1 Gold on Villages.</text:span></text:p>
          <text:p text:style-name="P1"><text:span text:style-name="T4">+2 Gold on Fishing Boat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5" draw:layer="layout" svg:width="7.62cm" svg:height="0.963cm" svg:x="9.89cm" svg:y="1.942cm">
          <draw:text-box>
            <text:p text:style-name="P4"><text:span text:style-name="T7">Commerce</text:span></text:p>
          </draw:text-box>
        </draw:frame>
        <draw:custom-shape draw:style-name="gr1" draw:text-style-name="P3" xml:id="id24" draw:id="id24" draw:layer="layout" svg:width="7.62cm" svg:height="2.54cm" svg:x="9.89cm" svg:y="12.43cm">
          <text:p text:style-name="P1"><text:span text:style-name="T3">Finisher</text:span></text:p>
          <text:p text:style-name="P1"><text:span text:style-name="T4">+1 Happiness from each Luxury resource, including surplus copie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6" draw:layer="layout" draw:type="curve" svg:x1="18.146cm" svg:y1="9.255cm" svg:x2="13.7cm" svg:y2="8.62cm" draw:start-shape="id22" draw:start-glue-point="4" draw:end-shape="id23" svg:d="m18146 9255c0-475-4446-158-4446-635">
          <text:p/>
        </draw:connector>
        <draw:connector draw:style-name="gr4" draw:text-style-name="P6" draw:layer="layout" draw:type="curve" svg:x1="13.7cm" svg:y1="12.43cm" svg:x2="18.146cm" svg:y2="11.795cm" draw:start-shape="id24" draw:end-shape="id22" draw:end-glue-point="6" svg:d="m13700 12430c0-475 4446-158 4446-635">
          <text:p/>
        </draw:connector>
        <draw:connector draw:style-name="gr4" draw:text-style-name="P6" draw:layer="layout" draw:type="curve" svg:x1="9.89cm" svg:y1="13.7cm" svg:x2="5.445cm" svg:y2="8.62cm" draw:start-shape="id24" draw:start-glue-point="5" draw:end-shape="id25" draw:end-glue-point="6" svg:d="m9890 13700c-2964 0-4445-1693-4445-5080">
          <text:p/>
        </draw:connector>
        <draw:connector draw:style-name="gr4" draw:text-style-name="P6" draw:layer="layout" draw:type="curve" svg:x1="5.445cm" svg:y1="6.08cm" svg:x2="13.7cm" svg:y2="5.445cm" draw:start-shape="id25" draw:start-glue-point="4" draw:end-shape="id26" draw:end-glue-point="6" svg:d="m5445 6080c0-475 8255-158 8255-635">
          <text:p/>
        </draw:connector>
        <draw:connector draw:style-name="gr4" draw:text-style-name="P6" draw:layer="layout" draw:type="curve" svg:x1="13.7cm" svg:y1="5.445cm" svg:x2="13.7cm" svg:y2="6.08cm" draw:start-shape="id26" draw:start-glue-point="6" draw:end-shape="id23" draw:end-glue-point="4" svg:d="m13700 5445v635">
          <text:p/>
        </draw:connector>
        <draw:connector draw:style-name="gr6" draw:text-style-name="P6" draw:layer="layout" draw:type="curve" svg:x1="9.255cm" svg:y1="9.255cm" svg:x2="13.7cm" svg:y2="8.62cm" draw:start-shape="id27" draw:start-glue-point="4" draw:end-shape="id23" svg:d="m9255 9255c0-475 4445-158 4445-635">
          <text:p/>
        </draw:connector>
        <draw:connector draw:style-name="gr4" draw:text-style-name="P6" draw:layer="layout" draw:type="curve" svg:x1="9.255cm" svg:y1="11.795cm" svg:x2="13.7cm" svg:y2="12.43cm" draw:start-shape="id27" draw:end-shape="id24" draw:end-glue-point="4" svg:d="m9255 11795c0 477 4445 160 4445 635">
          <text:p/>
        </draw:connector>
        <draw:connector draw:style-name="gr4" draw:text-style-name="P6" draw:layer="layout" draw:type="curve" svg:x1="17.51cm" svg:y1="13.7cm" svg:x2="21.955cm" svg:y2="8.62cm" draw:start-shape="id24" draw:start-glue-point="7" draw:end-shape="id28" draw:end-glue-point="6" svg:d="m17510 13700c2964 0 4445-1693 4445-5080">
          <text:p/>
        </draw:connector>
        <draw:custom-shape draw:style-name="gr1" draw:text-style-name="P3" xml:id="id27" draw:id="id27" draw:layer="layout" svg:width="7.62cm" svg:height="2.54cm" svg:x="5.445cm" svg:y="9.255cm">
          <text:p text:style-name="P1"><text:span text:style-name="T9">Mercantilism</text:span></text:p>
          <text:p text:style-name="P1"><text:span text:style-name="T10">+2 moves for non-combat units.</text:span></text:p>
          <text:p text:style-name="P1"><text:span text:style-name="T10">+50% income from domestic trade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22" draw:id="id22" draw:layer="layout" svg:width="7.622cm" svg:height="2.54cm" svg:x="14.335cm" svg:y="9.255cm">
          <text:p text:style-name="P1"><text:span text:style-name="T3">Protectionism</text:span></text:p>
          <text:p text:style-name="P1"><text:span text:style-name="T4">-20% Purchase cost for units and building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6" draw:layer="layout" draw:type="curve" svg:x1="13.7cm" svg:y1="5.445cm" svg:x2="21.955cm" svg:y2="6.08cm" draw:start-shape="id26" draw:end-shape="id28" draw:end-glue-point="4" svg:d="m13700 5445c0 477 8255 160 8255 635">
          <text:p/>
        </draw:connector>
      </draw:page>
      <draw:page draw:name="page7" draw:style-name="dp1" draw:master-page-name="CivFanatics">
        <draw:custom-shape draw:style-name="gr1" draw:text-style-name="P3" xml:id="id34" draw:id="id34" draw:layer="layout" svg:width="7.62cm" svg:height="2.54cm" svg:x="9.89cm" svg:y="6.08cm">
          <text:p text:style-name="P1"><text:span text:style-name="T1">Sovereignty</text:span></text:p>
          <text:p text:style-name="P1"><text:span text:style-name="T5">+15% Science while empire is happy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35" draw:id="id35" draw:layer="layout" svg:width="7.62cm" svg:height="2.54cm" svg:x="18.145cm" svg:y="6.08cm">
          <text:p text:style-name="P1"><text:span text:style-name="T3">Secularism</text:span></text:p>
          <text:p text:style-name="P1"><text:span text:style-name="T4">+1 Science on Scientists.</text:span></text:p>
          <text:p text:style-name="P1"><text:span text:style-name="T4">+5 Science on Academie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32" draw:id="id32" draw:layer="layout" svg:width="7.62cm" svg:height="2.54cm" svg:x="1.635cm" svg:y="6.08cm">
          <text:p text:style-name="P1"><text:span text:style-name="T1">Free Thought</text:span></text:p>
          <text:p text:style-name="P1"><text:span text:style-name="T5">+1 Science on Villages.</text:span></text:p>
          <text:p text:style-name="P1"><text:span text:style-name="T10"/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5" draw:layer="layout" svg:width="7.62cm" svg:height="0.963cm" svg:x="9.89cm" svg:y="2.037cm">
          <draw:text-box>
            <text:p text:style-name="P4"><text:span text:style-name="T11">Enlightenment</text:span></text:p>
          </draw:text-box>
        </draw:frame>
        <draw:custom-shape draw:style-name="gr1" draw:text-style-name="P3" xml:id="id31" draw:id="id31" draw:layer="layout" svg:width="7.62cm" svg:height="2.54cm" svg:x="9.89cm" svg:y="15.605cm">
          <text:p text:style-name="P1"><text:span text:style-name="T3">Finisher</text:span></text:p>
          <text:p text:style-name="P1"><text:span text:style-name="T4">+2 free technologie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6" draw:layer="layout" draw:type="curve" svg:x1="13.701cm" svg:y1="12.43cm" svg:x2="13.7cm" svg:y2="11.795cm" draw:start-shape="id29" draw:start-glue-point="4" draw:end-shape="id30" svg:d="m13701 12430c0-475-1-158-1-635">
          <text:p/>
        </draw:connector>
        <draw:connector draw:style-name="gr5" draw:text-style-name="P6" draw:layer="layout" draw:type="curve" svg:x1="13.7cm" svg:y1="15.605cm" svg:x2="13.701cm" svg:y2="14.97cm" draw:start-shape="id31" draw:end-shape="id29" draw:end-glue-point="6" svg:d="m13700 15605c0-475 1-158 1-635">
          <text:p/>
        </draw:connector>
        <draw:connector draw:style-name="gr4" draw:text-style-name="P6" draw:layer="layout" draw:type="curve" draw:line-skew="2.698cm" svg:x1="13.7cm" svg:y1="15.605cm" svg:x2="5.445cm" svg:y2="8.62cm" draw:start-shape="id31" draw:end-shape="id32" draw:end-glue-point="6" svg:d="m13700 15605c0-1191-8255 2301-8255-6985">
          <text:p/>
        </draw:connector>
        <draw:connector draw:style-name="gr4" draw:text-style-name="P6" draw:layer="layout" draw:type="curve" svg:x1="5.445cm" svg:y1="6.08cm" svg:x2="13.7cm" svg:y2="5.445cm" draw:start-shape="id32" draw:start-glue-point="4" draw:end-shape="id33" svg:d="m5445 6080c0-475 8255-158 8255-635">
          <text:p/>
        </draw:connector>
        <draw:connector draw:style-name="gr4" draw:text-style-name="P6" draw:layer="layout" draw:type="curve" svg:x1="13.7cm" svg:y1="5.445cm" svg:x2="13.7cm" svg:y2="6.08cm" draw:end-shape="id34" draw:end-glue-point="4" svg:d="m13700 5445v635">
          <text:p/>
        </draw:connector>
        <draw:connector draw:style-name="gr6" draw:text-style-name="P6" draw:layer="layout" draw:type="curve" svg:x1="13.7cm" svg:y1="9.255cm" svg:x2="13.7cm" svg:y2="8.62cm" draw:start-shape="id30" draw:start-glue-point="4" draw:end-shape="id34" svg:d="m13700 9255v-635">
          <text:p/>
        </draw:connector>
        <draw:connector draw:style-name="gr4" draw:text-style-name="P6" draw:layer="layout" draw:type="curve" svg:x1="13.701cm" svg:y1="14.97cm" svg:x2="13.7cm" svg:y2="15.605cm" draw:start-shape="id29" draw:start-glue-point="6" draw:end-shape="id31" draw:end-glue-point="4" svg:d="m13701 14970c0 477-1 160-1 635">
          <text:p/>
        </draw:connector>
        <draw:connector draw:style-name="gr4" draw:text-style-name="P6" draw:layer="layout" draw:type="curve" draw:line-skew="2.698cm" svg:x1="13.7cm" svg:y1="15.605cm" svg:x2="21.955cm" svg:y2="8.62cm" draw:start-shape="id31" draw:end-shape="id35" draw:end-glue-point="6" svg:d="m13700 15605c0-1191 8255 2301 8255-6985">
          <text:p/>
        </draw:connector>
        <draw:custom-shape draw:style-name="gr1" draw:text-style-name="P3" xml:id="id30" draw:id="id30" draw:layer="layout" svg:width="7.62cm" svg:height="2.54cm" svg:x="9.89cm" svg:y="9.255cm">
          <text:p text:style-name="P1"><text:span text:style-name="T1">Scientific Revolution</text:span></text:p>
          <text:p text:style-name="P1"><text:span text:style-name="T6">+17% Science on Universities.</text:span></text:p>
          <text:p text:style-name="P1"><text:span text:style-name="T6">+25% Science from Research Agreement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29" draw:id="id29" draw:layer="layout" svg:width="7.622cm" svg:height="2.54cm" svg:x="9.89cm" svg:y="12.43cm">
          <text:p text:style-name="P1"><text:span text:style-name="T3">Humanism</text:span></text:p>
          <text:p text:style-name="P1"><text:span text:style-name="T4">+1 Happiness on science building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6" draw:layer="layout" draw:type="curve" svg:x1="13.7cm" svg:y1="5.445cm" svg:x2="21.955cm" svg:y2="6.08cm" draw:start-shape="id33" draw:end-shape="id35" draw:end-glue-point="4" svg:d="m13700 5445c0 477 8255 160 8255 635">
          <text:p/>
        </draw:connector>
        <draw:custom-shape draw:style-name="gr1" draw:text-style-name="P3" xml:id="id33" draw:id="id33" draw:layer="layout" svg:width="7.62cm" svg:height="2.54cm" svg:x="9.89cm" svg:y="2.905cm">
          <text:p text:style-name="P1"><text:span text:style-name="T3">Opener</text:span></text:p>
          <text:p text:style-name="P1"><text:span text:style-name="T4">1 Great Scientist appears at the Capital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</draw:page>
      <draw:page draw:name="page8" draw:style-name="dp1" draw:master-page-name="CivFanatics">
        <draw:custom-shape draw:style-name="gr1" draw:text-style-name="P3" draw:layer="layout" svg:width="7.62cm" svg:height="2.54cm" svg:x="9.89cm" svg:y="9.255cm">
          <text:p text:style-name="P1"><text:span text:style-name="T9">Universal Suffrage</text:span></text:p>
          <text:p text:style-name="P1"><text:span text:style-name="T10">-1 Food consumed per specialist.</text:span></text:p>
          <text:p text:style-name="P1"><text:span text:style-name="T10">+25% Great Person rate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layer="layout" svg:width="7.62cm" svg:height="2.54cm" svg:x="9.89cm" svg:y="2.905cm">
          <text:p text:style-name="P1"><text:span text:style-name="T3">Opener</text:span></text:p>
          <text:p text:style-name="P1"><text:span text:style-name="T5">+1 great person of choice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3" draw:layer="layout" svg:width="7.62cm" svg:height="2.54cm" svg:x="1.635cm" svg:y="9.255cm">
          <text:p text:style-name="P1"><text:span text:style-name="T3">Immigration</text:span></text:p>
          <text:p text:style-name="P1"><text:span text:style-name="T4">Citystate friends and allies gift great people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5" draw:layer="layout" svg:width="7.62cm" svg:height="0.963cm" svg:x="9.89cm" svg:y="1.942cm">
          <draw:text-box>
            <text:p text:style-name="P4"><text:span text:style-name="T11">Freedom</text:span></text:p>
          </draw:text-box>
        </draw:frame>
        <draw:custom-shape draw:style-name="gr1" draw:text-style-name="P3" draw:layer="layout" svg:width="7.62cm" svg:height="2.54cm" svg:x="9.89cm" svg:y="12.43cm">
          <text:p text:style-name="P1"><text:span text:style-name="T3">Finisher</text:span></text:p>
          <text:p text:style-name="P1"><text:span text:style-name="T10">Slows enemy land units in your territory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layer="layout" svg:width="7.62cm" svg:height="2.54cm" svg:x="18.145cm" svg:y="9.255cm">
          <text:p text:style-name="P1"><text:span text:style-name="T9">Democracy</text:span></text:p>
          <text:p text:style-name="P1"><text:span text:style-name="T10">National Wonders provide extra bonuse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7" draw:text-style-name="P7" draw:layer="layout" svg:width="7.62cm" svg:height="2.54cm" svg:x="18.145cm" svg:y="2.905cm">
          <draw:text-box>
            <text:p><text:span text:style-name="T11">Freedom supports </text:span><text:span text:style-name="T11"><text:line-break/></text:span><text:span text:style-name="T11">large cities.</text:span></text:p>
          </draw:text-box>
        </draw:frame>
        <draw:custom-shape draw:style-name="gr1" draw:text-style-name="P3" draw:layer="layout" svg:width="7.622cm" svg:height="2.54cm" svg:x="14.333cm" svg:y="6.08cm">
          <text:p text:style-name="P1"><text:span text:style-name="T9">Civil Society</text:span></text:p>
          <text:p text:style-name="P1"><text:span text:style-name="T10">+2 Food on Farm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8" draw:layer="layout" svg:width="7.62cm" svg:height="2.54cm" svg:x="5.445cm" svg:y="6.08cm">
          <text:p text:style-name="P1"><text:span text:style-name="T9">Free Speech</text:span></text:p>
          <text:p text:style-name="P1"><text:span text:style-name="T10">+2 Culture on Villages.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page9" draw:style-name="dp1" draw:master-page-name="CivFanatics">
        <draw:custom-shape draw:style-name="gr1" draw:text-style-name="P3" xml:id="id37" draw:id="id37" draw:layer="layout" svg:width="7.62cm" svg:height="2.54cm" svg:x="9.89cm" svg:y="6.08cm">
          <text:p text:style-name="P1"><text:span text:style-name="T3">Fascism</text:span><text:span text:style-name="T4"><text:line-break/></text:span><text:span text:style-name="T4">Capturing cities loots cultural artifacts for the empire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3" xml:id="id41" draw:id="id41" draw:layer="layout" svg:width="7.62cm" svg:height="2.54cm" svg:x="9.89cm" svg:y="2.905cm">
          <text:p text:style-name="P1"><text:span text:style-name="T3">Opener</text:span></text:p>
          <text:p text:style-name="P1"><text:span text:style-name="T4">+1 Happy for Monuments and Ampitheater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3" xml:id="id42" draw:id="id42" draw:layer="layout" svg:width="7.62cm" svg:height="2.54cm" svg:x="1.635cm" svg:y="6.08cm">
          <text:p text:style-name="P1"><text:span text:style-name="T3">Secret Police</text:span></text:p>
          <text:p text:style-name="P1"><text:span text:style-name="T10">+25% chance to catch enemy spies, who steal techs 25% slower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3" xml:id="id40" draw:id="id40" draw:layer="layout" svg:width="7.62cm" svg:height="2.54cm" svg:x="18.145cm" svg:y="6.08cm">
          <text:p><text:span text:style-name="T12">Privileged Elite</text:span><text:span text:style-name="T3"><text:line-break/></text:span><text:span text:style-name="T13">+0.5 Happy per specialist.</text:span></text:p>
          <text:p text:style-name="P1"><text:span text:style-name="T10">+3 Happy from Courthouse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2" draw:text-style-name="P5" draw:layer="layout" svg:width="7.62cm" svg:height="0.963cm" svg:x="9.89cm" svg:y="2.037cm">
          <draw:text-box>
            <text:p text:style-name="P4"><text:span text:style-name="T11">Nationalism</text:span></text:p>
          </draw:text-box>
        </draw:frame>
        <draw:custom-shape draw:style-name="gr1" draw:text-style-name="P3" xml:id="id38" draw:id="id38" draw:layer="layout" svg:width="7.62cm" svg:height="2.54cm" svg:x="9.89cm" svg:y="12.43cm">
          <text:p text:style-name="P1"><text:span text:style-name="T3">Finisher</text:span></text:p>
          <text:p text:style-name="P1"><text:span text:style-name="T5">+30 xp for current and future unit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6" draw:text-style-name="P6" draw:layer="layout" draw:type="curve" svg:x1="18.146cm" svg:y1="9.255cm" svg:x2="13.7cm" svg:y2="8.62cm" draw:start-shape="id36" draw:start-glue-point="4" draw:end-shape="id37" svg:d="m18146 9255c0-475-4446-158-4446-635">
          <text:p/>
        </draw:connector>
        <draw:connector draw:style-name="gr5" draw:text-style-name="P6" draw:layer="layout" draw:type="curve" svg:x1="13.7cm" svg:y1="12.43cm" svg:x2="18.146cm" svg:y2="11.795cm" draw:start-shape="id38" draw:end-shape="id36" draw:end-glue-point="6" svg:d="m13700 12430c0-475 4446-158 4446-635">
          <text:p/>
        </draw:connector>
        <draw:connector draw:style-name="gr5" draw:text-style-name="P6" draw:layer="layout" draw:type="curve" svg:x1="13.7cm" svg:y1="12.43cm" svg:x2="9.255cm" svg:y2="11.795cm" draw:start-shape="id38" draw:end-shape="id39" svg:d="m13700 12430c0-475-4445-158-4445-635">
          <text:p/>
        </draw:connector>
        <draw:connector draw:style-name="gr5" draw:text-style-name="P6" draw:layer="layout" draw:type="curve" svg:x1="21.955cm" svg:y1="6.08cm" svg:x2="13.7cm" svg:y2="5.445cm" draw:start-shape="id40" draw:start-glue-point="4" draw:end-shape="id41" draw:end-glue-point="6" svg:d="m21955 6080c0-475-8255-158-8255-635">
          <text:p/>
        </draw:connector>
        <draw:connector draw:style-name="gr5" draw:text-style-name="P6" draw:layer="layout" draw:type="curve" svg:x1="13.7cm" svg:y1="5.445cm" svg:x2="13.7cm" svg:y2="6.08cm" draw:start-shape="id41" draw:start-glue-point="6" draw:end-shape="id37" draw:end-glue-point="4" svg:d="m13700 5445v635">
          <text:p/>
        </draw:connector>
        <draw:connector draw:style-name="gr6" draw:text-style-name="P6" draw:layer="layout" draw:type="curve" svg:x1="9.255cm" svg:y1="9.255cm" svg:x2="13.7cm" svg:y2="8.62cm" draw:start-shape="id39" draw:start-glue-point="4" draw:end-shape="id37" svg:d="m9255 9255c0-475 4445-158 4445-635">
          <text:p/>
        </draw:connector>
        <draw:connector draw:style-name="gr5" draw:text-style-name="P6" draw:layer="layout" draw:type="curve" svg:x1="18.146cm" svg:y1="11.795cm" svg:x2="13.7cm" svg:y2="12.43cm" draw:start-shape="id36" draw:start-glue-point="6" draw:end-shape="id38" draw:end-glue-point="4" svg:d="m18146 11795c0 477-4446 160-4446 635">
          <text:p/>
        </draw:connector>
        <draw:connector draw:style-name="gr5" draw:text-style-name="P6" draw:layer="layout" draw:type="curve" svg:x1="9.89cm" svg:y1="13.7cm" svg:x2="5.445cm" svg:y2="8.62cm" draw:start-shape="id38" draw:start-glue-point="5" draw:end-shape="id42" draw:end-glue-point="6" svg:d="m9890 13700c-2964 0-4445-1693-4445-5080">
          <text:p/>
        </draw:connector>
        <draw:frame draw:style-name="gr7" draw:text-style-name="P7" draw:layer="layout" svg:width="7.62cm" svg:height="2.54cm" svg:x="18.145cm" svg:y="2.905cm">
          <draw:text-box>
            <text:p><text:span text:style-name="T11">Nationalism reduces dissent.</text:span></text:p>
          </draw:text-box>
        </draw:frame>
        <draw:connector draw:style-name="gr5" draw:text-style-name="P6" draw:layer="layout" draw:type="curve" svg:x1="17.51cm" svg:y1="13.7cm" svg:x2="21.955cm" svg:y2="8.62cm" draw:start-shape="id38" draw:start-glue-point="7" draw:end-shape="id40" draw:end-glue-point="6" svg:d="m17510 13700c2964 0 4445-1693 4445-5080">
          <text:p/>
        </draw:connector>
        <draw:custom-shape draw:style-name="gr1" draw:text-style-name="P3" xml:id="id39" draw:id="id39" draw:layer="layout" svg:width="7.62cm" svg:height="2.54cm" svg:x="5.445cm" svg:y="9.255cm">
          <text:p text:style-name="P1"><text:span text:style-name="T3">Conscription</text:span></text:p>
          <text:p text:style-name="P1"><text:span text:style-name="T4">+10 unit heal rate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6" draw:layer="layout" draw:type="curve" svg:x1="5.445cm" svg:y1="6.08cm" svg:x2="13.7cm" svg:y2="5.445cm" draw:start-shape="id42" draw:end-shape="id41" svg:d="m5445 6080c0-475 8255-158 8255-635">
          <text:p/>
        </draw:connector>
        <draw:custom-shape draw:style-name="gr1" draw:text-style-name="P3" xml:id="id36" draw:id="id36" draw:layer="layout" svg:width="7.622cm" svg:height="2.54cm" svg:x="14.335cm" svg:y="9.255cm">
          <text:p text:style-name="P1"><text:span text:style-name="T3">Total War</text:span><text:span text:style-name="T3"><text:line-break/></text:span><text:span text:style-name="T13">-33% unit maintenance cost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</draw:page>
      <draw:page draw:name="page10" draw:style-name="dp1" draw:master-page-name="CivFanatics">
        <draw:custom-shape draw:style-name="gr8" draw:text-style-name="P9" xml:id="id48" draw:id="id48" draw:layer="layout" svg:width="7.62cm" svg:height="2.54cm" svg:x="9.89cm" svg:y="6.08cm">
          <text:p text:style-name="P1"><text:span text:style-name="T9">Planned Economy</text:span></text:p>
          <text:p text:style-name="P1"><text:span text:style-name="T5">Constructs 1 Production building in every city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8" draw:text-style-name="P9" xml:id="id47" draw:id="id47" draw:layer="layout" svg:width="7.62cm" svg:height="2.54cm" svg:x="9.89cm" svg:y="2.905cm">
          <text:p text:style-name="P1"><text:span text:style-name="T9">Opener</text:span></text:p>
          <text:p text:style-name="P1"><text:span text:style-name="T5">1 free Great Engineer.</text:span></text:p>
          <text:p text:style-name="P1"><text:span text:style-name="T5">+2 happy from each counterintelligence building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8" draw:text-style-name="P9" xml:id="id49" draw:id="id49" draw:layer="layout" svg:width="7.62cm" svg:height="2.54cm" svg:x="18.145cm" svg:y="6.08cm">
          <text:p text:style-name="P1"><text:span text:style-name="T9">Populism</text:span></text:p>
          <text:p text:style-name="P1"><text:span text:style-name="T5">+2 Production on Mines and Lumber Mill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8" draw:text-style-name="P9" xml:id="id46" draw:id="id46" draw:layer="layout" svg:width="7.62cm" svg:height="2.54cm" svg:x="1.635cm" svg:y="6.08cm">
          <text:p text:style-name="P1"><text:span text:style-name="T9">United Front</text:span></text:p>
          <text:p text:style-name="P1"><text:span text:style-name="T5">-25% Maintenance for Building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2" draw:text-style-name="P5" draw:layer="layout" svg:width="7.62cm" svg:height="0.963cm" svg:x="9.89cm" svg:y="2.037cm">
          <draw:text-box>
            <text:p text:style-name="P4"><text:span text:style-name="T7">Order</text:span></text:p>
          </draw:text-box>
        </draw:frame>
        <draw:custom-shape draw:style-name="gr8" draw:text-style-name="P9" xml:id="id45" draw:id="id45" draw:layer="layout" svg:width="7.62cm" svg:height="2.54cm" svg:x="9.89cm" svg:y="15.605cm">
          <text:p text:style-name="P1"><text:span text:style-name="T9">Finisher</text:span></text:p>
          <text:p text:style-name="P1"><text:span text:style-name="T5">+20% production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6" draw:text-style-name="P6" draw:layer="layout" draw:type="curve" svg:x1="13.699cm" svg:y1="12.43cm" svg:x2="13.7cm" svg:y2="11.795cm" draw:start-shape="id43" draw:start-glue-point="4" draw:end-shape="id44" svg:d="m13699 12430c0-475 1-158 1-635">
          <text:p/>
        </draw:connector>
        <draw:connector draw:style-name="gr5" draw:text-style-name="P6" draw:layer="layout" draw:type="curve" svg:x1="13.7cm" svg:y1="15.605cm" svg:x2="13.699cm" svg:y2="14.97cm" draw:start-shape="id45" draw:end-shape="id43" draw:end-glue-point="6" svg:d="m13700 15605c0-475-1-158-1-635">
          <text:p/>
        </draw:connector>
        <draw:connector draw:style-name="gr5" draw:text-style-name="P6" draw:layer="layout" draw:type="curve" svg:x1="13.7cm" svg:y1="15.605cm" svg:x2="5.445cm" svg:y2="8.62cm" draw:start-shape="id45" draw:end-shape="id46" draw:end-glue-point="6" svg:d="m13700 15605c0-5238-8255-1746-8255-6985">
          <text:p/>
        </draw:connector>
        <draw:connector draw:style-name="gr5" draw:text-style-name="P6" draw:layer="layout" draw:type="curve" svg:x1="5.445cm" svg:y1="6.08cm" svg:x2="13.7cm" svg:y2="5.445cm" draw:start-shape="id46" draw:start-glue-point="4" draw:end-shape="id47" draw:end-glue-point="6" svg:d="m5445 6080c0-475 8255-158 8255-635">
          <text:p/>
        </draw:connector>
        <draw:connector draw:style-name="gr5" draw:text-style-name="P6" draw:layer="layout" draw:type="curve" svg:x1="13.7cm" svg:y1="5.445cm" svg:x2="13.7cm" svg:y2="6.08cm" draw:start-shape="id47" draw:start-glue-point="6" draw:end-shape="id48" draw:end-glue-point="4" svg:d="m13700 5445v635">
          <text:p/>
        </draw:connector>
        <draw:connector draw:style-name="gr6" draw:text-style-name="P6" draw:layer="layout" draw:type="curve" svg:x1="13.7cm" svg:y1="9.255cm" svg:x2="13.7cm" svg:y2="8.62cm" draw:start-shape="id44" draw:start-glue-point="4" draw:end-shape="id48" svg:d="m13700 9255v-635">
          <text:p/>
        </draw:connector>
        <draw:connector draw:style-name="gr5" draw:text-style-name="P6" draw:layer="layout" draw:type="curve" svg:x1="13.699cm" svg:y1="14.97cm" svg:x2="13.7cm" svg:y2="15.605cm" draw:start-shape="id43" draw:start-glue-point="6" draw:end-shape="id45" draw:end-glue-point="4" svg:d="m13699 14970c0 477 1 160 1 635">
          <text:p/>
        </draw:connector>
        <draw:connector draw:style-name="gr5" draw:text-style-name="P6" draw:layer="layout" draw:type="curve" svg:x1="13.7cm" svg:y1="15.605cm" svg:x2="21.955cm" svg:y2="8.62cm" draw:start-shape="id45" draw:end-shape="id49" draw:end-glue-point="6" svg:d="m13700 15605c0-5238 8255-1746 8255-6985">
          <text:p/>
        </draw:connector>
        <draw:custom-shape draw:style-name="gr8" draw:text-style-name="P9" xml:id="id44" draw:id="id44" draw:layer="layout" svg:width="7.62cm" svg:height="2.54cm" svg:x="9.89cm" svg:y="9.255cm">
          <text:p text:style-name="P1"><text:span text:style-name="T9">Socialism</text:span></text:p>
          <text:p text:style-name="P1"><text:span text:style-name="T5">+1 Happiness and +25% Science from Smithies and Factorie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8" draw:text-style-name="P9" xml:id="id43" draw:id="id43" draw:layer="layout" svg:width="7.622cm" svg:height="2.54cm" svg:x="9.888cm" svg:y="12.43cm">
          <text:p text:style-name="P1"><text:span text:style-name="T9">Communism</text:span></text:p>
          <text:p text:style-name="P1"><text:span text:style-name="T5">+1+10% production from factories and power plant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6" draw:layer="layout" draw:type="curve" svg:x1="13.7cm" svg:y1="5.445cm" svg:x2="21.955cm" svg:y2="6.08cm" draw:start-shape="id47" draw:end-shape="id49" draw:end-glue-point="4" svg:d="m13700 5445c0 477 8255 160 8255 635">
          <text:p/>
        </draw:connector>
        <draw:frame draw:style-name="gr7" draw:text-style-name="P7" draw:layer="layout" svg:width="7.62cm" svg:height="2.54cm" svg:x="18.145cm" svg:y="2.905cm">
          <draw:text-box>
            <text:p><text:span text:style-name="T11">Order improves production.</text:span></text:p>
          </draw:text-box>
        </draw:frame>
      </draw:page>
      <draw:page draw:name="page11" draw:style-name="dp1" draw:master-page-name="CivFanatics">
        <draw:custom-shape draw:style-name="gr9" draw:text-style-name="P10" xml:id="id52" draw:id="id52" draw:layer="layout" svg:width="2.223cm" svg:height="0.953cm" svg:x="2.77cm" svg:y="3.223cm">
          <text:p text:style-name="P6"><text:span text:style-name="T14">Ranger 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10" xml:id="id54" draw:id="id54" draw:layer="layout" svg:width="2.223cm" svg:height="0.953cm" svg:x="9.755cm" svg:y="3.223cm">
          <text:p text:style-name="P6"><text:span text:style-name="T14">Ranger 3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10" xml:id="id53" draw:id="id53" draw:layer="layout" svg:width="2.223cm" svg:height="0.953cm" svg:x="6.262cm" svg:y="3.223cm">
          <text:p text:style-name="P6"><text:span text:style-name="T14">Ranger 2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10" xml:id="id55" draw:id="id55" draw:layer="layout" svg:width="2.223cm" svg:height="0.953cm" svg:x="2.77cm" svg:y="4.493cm">
          <text:p text:style-name="P6"><text:span text:style-name="T14">Guerrilla 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10" xml:id="id57" draw:id="id57" draw:layer="layout" svg:width="2.223cm" svg:height="0.953cm" svg:x="9.755cm" svg:y="4.493cm">
          <text:p text:style-name="P6"><text:span text:style-name="T14">Guerrilla 3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10" xml:id="id56" draw:id="id56" draw:layer="layout" svg:width="2.223cm" svg:height="0.953cm" svg:x="6.262cm" svg:y="4.493cm">
          <text:p text:style-name="P6"><text:span text:style-name="T14">Guerrilla 2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10" xml:id="id60" draw:id="id60" draw:layer="layout" svg:width="2.223cm" svg:height="0.953cm" svg:x="6.262cm" svg:y="5.763cm">
          <text:p text:style-name="P6"><text:span text:style-name="T14">Cover 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10" xml:id="id58" draw:id="id58" draw:layer="layout" svg:width="2.223cm" svg:height="0.953cm" svg:x="6.262cm" svg:y="7.033cm">
          <text:p text:style-name="P6"><text:span text:style-name="T14">Medic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10" xml:id="id59" draw:id="id59" draw:layer="layout" svg:width="2.223cm" svg:height="0.953cm" svg:x="13.247cm" svg:y="4.493cm">
          <text:p text:style-name="P6"><text:span text:style-name="T14">March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10" xml:id="id50" draw:id="id50" draw:layer="layout" svg:width="2.223cm" svg:height="0.953cm" svg:x="2.77cm" svg:y="1.953cm">
          <text:p text:style-name="P6"><text:span text:style-name="T14">Recon 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10" xml:id="id51" draw:id="id51" draw:layer="layout" svg:width="2.223cm" svg:height="0.953cm" svg:x="6.262cm" svg:y="1.953cm">
          <text:p text:style-name="P6"><text:span text:style-name="T14">Recon 2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10" xml:id="id61" draw:id="id61" draw:layer="layout" svg:width="2.223cm" svg:height="0.953cm" svg:x="9.755cm" svg:y="5.763cm">
          <text:p text:style-name="P6"><text:span text:style-name="T14">Cover 2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10" xml:id="id64" draw:id="id64" draw:layer="layout" svg:width="2.286cm" svg:height="0.965cm" svg:x="6.262cm" svg:y="9.561cm">
          <text:p text:style-name="P6"><text:span text:style-name="T14">Survivalism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0" draw:text-style-name="P6" draw:layer="layout" svg:x1="4.993cm" svg:y1="2.43cm" svg:x2="6.262cm" svg:y2="2.43cm" draw:start-shape="id50" draw:start-glue-point="7" draw:end-shape="id51" draw:end-glue-point="5" svg:d="m4993 2430h1269">
          <text:p/>
        </draw:connector>
        <draw:connector draw:style-name="gr10" draw:text-style-name="P6" draw:layer="layout" svg:x1="4.993cm" svg:y1="3.7cm" svg:x2="6.262cm" svg:y2="3.7cm" draw:start-shape="id52" draw:start-glue-point="7" draw:end-shape="id53" draw:end-glue-point="5" svg:d="m4993 3700h1269">
          <text:p/>
        </draw:connector>
        <draw:connector draw:style-name="gr10" draw:text-style-name="P6" draw:layer="layout" svg:x1="8.485cm" svg:y1="3.7cm" svg:x2="9.755cm" svg:y2="3.7cm" draw:start-shape="id53" draw:start-glue-point="7" draw:end-shape="id54" draw:end-glue-point="5" svg:d="m8485 3700h1270">
          <text:p/>
        </draw:connector>
        <draw:connector draw:style-name="gr10" draw:text-style-name="P6" draw:layer="layout" svg:x1="4.993cm" svg:y1="4.97cm" svg:x2="6.262cm" svg:y2="4.97cm" draw:start-shape="id55" draw:start-glue-point="7" draw:end-shape="id56" draw:end-glue-point="5" svg:d="m4993 4970h1269">
          <text:p/>
        </draw:connector>
        <draw:connector draw:style-name="gr10" draw:text-style-name="P6" draw:layer="layout" svg:x1="8.485cm" svg:y1="4.97cm" svg:x2="9.755cm" svg:y2="4.97cm" draw:start-shape="id56" draw:start-glue-point="7" draw:end-shape="id57" draw:end-glue-point="5" svg:d="m8485 4970h1270">
          <text:p/>
        </draw:connector>
        <draw:connector draw:style-name="gr10" draw:text-style-name="P6" draw:layer="layout" draw:line-skew="1.564cm" svg:x1="8.485cm" svg:y1="7.51cm" svg:x2="13.247cm" svg:y2="4.97cm" draw:start-shape="id58" draw:start-glue-point="7" draw:end-shape="id59" draw:end-glue-point="5" svg:d="m8485 7510h3945v-2540h817">
          <text:p/>
        </draw:connector>
        <draw:connector draw:style-name="gr10" draw:text-style-name="P6" draw:layer="layout" svg:x1="11.978cm" svg:y1="3.7cm" svg:x2="13.247cm" svg:y2="4.969cm" draw:start-shape="id54" draw:start-glue-point="7" draw:end-shape="id59" svg:d="m11978 3700h634v1269h635">
          <text:p/>
        </draw:connector>
        <draw:connector draw:style-name="gr10" draw:text-style-name="P6" draw:layer="layout" svg:x1="11.978cm" svg:y1="4.97cm" svg:x2="13.247cm" svg:y2="4.97cm" draw:start-shape="id57" draw:start-glue-point="7" draw:end-shape="id59" draw:end-glue-point="5" svg:d="m11978 4970h1269">
          <text:p/>
        </draw:connector>
        <draw:connector draw:style-name="gr10" draw:text-style-name="P6" draw:layer="layout" draw:line-skew="1.564cm" svg:x1="8.485cm" svg:y1="2.43cm" svg:x2="13.247cm" svg:y2="4.969cm" draw:start-shape="id51" draw:start-glue-point="7" draw:end-shape="id59" svg:d="m8485 2430h3945v2539h817">
          <text:p/>
        </draw:connector>
        <draw:connector draw:style-name="gr10" draw:text-style-name="P6" draw:layer="layout" svg:x1="8.485cm" svg:y1="6.24cm" svg:x2="9.755cm" svg:y2="6.24cm" draw:start-shape="id60" draw:start-glue-point="7" draw:end-shape="id61" draw:end-glue-point="5" svg:d="m8485 6240h1270">
          <text:p/>
        </draw:connector>
        <draw:connector draw:style-name="gr10" draw:text-style-name="P6" draw:layer="layout" svg:x1="11.978cm" svg:y1="6.24cm" svg:x2="13.247cm" svg:y2="4.97cm" draw:start-shape="id61" draw:start-glue-point="7" draw:end-shape="id59" draw:end-glue-point="5" svg:d="m11978 6240h634v-1270h635">
          <text:p/>
        </draw:connector>
        <draw:custom-shape draw:style-name="gr11" draw:text-style-name="P11" xml:id="id62" draw:id="id62" draw:layer="layout" svg:width="2.223cm" svg:height="0.953cm" svg:x="2.77cm" svg:y="5.763cm">
          <text:p text:style-name="P6"><text:span text:style-name="T15">(rank 1s)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2" draw:text-style-name="P6" draw:layer="layout" svg:x1="4.993cm" svg:y1="6.239cm" svg:x2="6.262cm" svg:y2="6.24cm" draw:start-shape="id62" draw:end-shape="id60" draw:end-glue-point="5" svg:d="m4993 6239h634v1h635">
          <text:p/>
        </draw:connector>
        <draw:connector draw:style-name="gr12" draw:text-style-name="P6" draw:layer="layout" svg:x1="4.993cm" svg:y1="6.24cm" svg:x2="6.262cm" svg:y2="7.51cm" draw:start-shape="id63" draw:start-glue-point="2" draw:end-shape="id58" draw:end-glue-point="5" svg:d="m4993 6240h-255v1270h1524">
          <text:p/>
        </draw:connector>
        <draw:connector draw:style-name="gr10" draw:text-style-name="P6" xml:id="id63" draw:id="id63" draw:layer="layout" svg:x1="4.993cm" svg:y1="6.24cm" svg:x2="6.262cm" svg:y2="10.043cm" draw:end-shape="id64" svg:d="m4993 6240h384v3803h885">
          <text:p/>
        </draw:connector>
        <draw:custom-shape draw:style-name="gr9" draw:text-style-name="P10" xml:id="id65" draw:id="id65" draw:layer="layout" svg:width="2.223cm" svg:height="0.953cm" svg:x="6.262cm" svg:y="8.303cm">
          <text:p text:style-name="P6"><text:span text:style-name="T14">Skirmish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0" draw:text-style-name="P6" draw:layer="layout" svg:x1="4.993cm" svg:y1="6.239cm" svg:x2="6.262cm" svg:y2="8.78cm" draw:start-shape="id62" draw:end-shape="id65" draw:end-glue-point="5" svg:d="m4993 6239h634v2541h635">
          <text:p/>
        </draw:connector>
      </draw:page>
      <draw:page draw:name="page12" draw:style-name="dp1" draw:master-page-name="Frankenstein">
        <draw:custom-shape draw:style-name="gr13" draw:text-style-name="P12" xml:id="id68" draw:id="id68" draw:layer="layout" svg:width="2.223cm" svg:height="0.953cm" svg:x="2.77cm" svg:y="3.223cm">
          <text:p text:style-name="P6"><text:span text:style-name="T16">Trenches 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3" draw:text-style-name="P12" xml:id="id70" draw:id="id70" draw:layer="layout" svg:width="2.223cm" svg:height="0.953cm" svg:x="9.755cm" svg:y="3.223cm">
          <text:p text:style-name="P6"><text:span text:style-name="T16">Trenches 3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3" draw:text-style-name="P12" xml:id="id69" draw:id="id69" draw:layer="layout" svg:width="2.223cm" svg:height="0.953cm" svg:x="6.262cm" svg:y="3.223cm">
          <text:p text:style-name="P6"><text:span text:style-name="T16">Trenches 2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3" draw:text-style-name="P12" xml:id="id71" draw:id="id71" draw:layer="layout" svg:width="2.223cm" svg:height="0.953cm" svg:x="2.77cm" svg:y="4.493cm">
          <text:p text:style-name="P6"><text:span text:style-name="T16">Guerrilla 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3" draw:text-style-name="P12" xml:id="id73" draw:id="id73" draw:layer="layout" svg:width="2.223cm" svg:height="0.953cm" svg:x="9.755cm" svg:y="4.493cm">
          <text:p text:style-name="P6"><text:span text:style-name="T16">Guerrilla 3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3" draw:text-style-name="P12" xml:id="id72" draw:id="id72" draw:layer="layout" svg:width="2.223cm" svg:height="0.953cm" svg:x="6.262cm" svg:y="4.493cm">
          <text:p text:style-name="P6"><text:span text:style-name="T16">Guerrilla 2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3" draw:text-style-name="P12" xml:id="id76" draw:id="id76" draw:layer="layout" svg:width="2.223cm" svg:height="0.953cm" svg:x="6.262cm" svg:y="5.763cm">
          <text:p text:style-name="P6"><text:span text:style-name="T16">Cover 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3" draw:text-style-name="P12" xml:id="id74" draw:id="id74" draw:layer="layout" svg:width="2.223cm" svg:height="0.953cm" svg:x="6.262cm" svg:y="7.033cm">
          <text:p text:style-name="P6"><text:span text:style-name="T16">Medic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3" draw:text-style-name="P12" xml:id="id75" draw:id="id75" draw:layer="layout" svg:width="2.223cm" svg:height="0.953cm" svg:x="13.247cm" svg:y="4.493cm">
          <text:p text:style-name="P6"><text:span text:style-name="T16">March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3" draw:text-style-name="P12" xml:id="id66" draw:id="id66" draw:layer="layout" svg:width="2.223cm" svg:height="0.953cm" svg:x="2.77cm" svg:y="1.953cm">
          <text:p text:style-name="P6"><text:span text:style-name="T16">Recon 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3" draw:text-style-name="P12" xml:id="id67" draw:id="id67" draw:layer="layout" svg:width="2.223cm" svg:height="0.953cm" svg:x="6.262cm" svg:y="1.953cm">
          <text:p text:style-name="P6"><text:span text:style-name="T16">Recon 2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3" draw:text-style-name="P12" xml:id="id77" draw:id="id77" draw:layer="layout" svg:width="2.223cm" svg:height="0.953cm" svg:x="9.755cm" svg:y="5.763cm">
          <text:p text:style-name="P6"><text:span text:style-name="T16">Cover 2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3" draw:text-style-name="P12" xml:id="id80" draw:id="id80" draw:layer="layout" svg:width="2.286cm" svg:height="0.965cm" svg:x="6.262cm" svg:y="9.561cm">
          <text:p text:style-name="P6"><text:span text:style-name="T16">Survivalism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4" draw:text-style-name="P13" draw:layer="layout" svg:x1="4.993cm" svg:y1="2.43cm" svg:x2="6.262cm" svg:y2="2.43cm" draw:start-shape="id66" draw:start-glue-point="7" draw:end-shape="id67" draw:end-glue-point="5" svg:d="m4993 2430h1269">
          <text:p/>
        </draw:connector>
        <draw:connector draw:style-name="gr14" draw:text-style-name="P13" draw:layer="layout" svg:x1="4.993cm" svg:y1="3.7cm" svg:x2="6.262cm" svg:y2="3.7cm" draw:start-shape="id68" draw:start-glue-point="7" draw:end-shape="id69" draw:end-glue-point="5" svg:d="m4993 3700h1269">
          <text:p/>
        </draw:connector>
        <draw:connector draw:style-name="gr14" draw:text-style-name="P13" draw:layer="layout" svg:x1="8.485cm" svg:y1="3.7cm" svg:x2="9.755cm" svg:y2="3.7cm" draw:start-shape="id69" draw:start-glue-point="7" draw:end-shape="id70" draw:end-glue-point="5" svg:d="m8485 3700h1270">
          <text:p/>
        </draw:connector>
        <draw:connector draw:style-name="gr14" draw:text-style-name="P13" draw:layer="layout" svg:x1="4.993cm" svg:y1="4.97cm" svg:x2="6.262cm" svg:y2="4.97cm" draw:start-shape="id71" draw:start-glue-point="7" draw:end-shape="id72" draw:end-glue-point="5" svg:d="m4993 4970h1269">
          <text:p/>
        </draw:connector>
        <draw:connector draw:style-name="gr14" draw:text-style-name="P13" draw:layer="layout" svg:x1="8.485cm" svg:y1="4.97cm" svg:x2="9.755cm" svg:y2="4.97cm" draw:start-shape="id72" draw:start-glue-point="7" draw:end-shape="id73" draw:end-glue-point="5" svg:d="m8485 4970h1270">
          <text:p/>
        </draw:connector>
        <draw:connector draw:style-name="gr14" draw:text-style-name="P13" draw:layer="layout" draw:line-skew="1.564cm" svg:x1="8.485cm" svg:y1="7.51cm" svg:x2="13.247cm" svg:y2="4.97cm" draw:start-shape="id74" draw:start-glue-point="7" draw:end-shape="id75" draw:end-glue-point="5" svg:d="m8485 7510h3945v-2540h817">
          <text:p/>
        </draw:connector>
        <draw:connector draw:style-name="gr14" draw:text-style-name="P13" draw:layer="layout" draw:line-skew="-0.182cm" svg:x1="11.978cm" svg:y1="3.7cm" svg:x2="13.247cm" svg:y2="4.969cm" draw:start-shape="id70" draw:start-glue-point="7" draw:end-shape="id75" svg:d="m11978 3700h452v1269h817">
          <text:p/>
        </draw:connector>
        <draw:connector draw:style-name="gr14" draw:text-style-name="P13" draw:layer="layout" svg:x1="11.978cm" svg:y1="4.97cm" svg:x2="13.247cm" svg:y2="4.97cm" draw:start-shape="id73" draw:start-glue-point="7" draw:end-shape="id75" draw:end-glue-point="5" svg:d="m11978 4970h1269">
          <text:p/>
        </draw:connector>
        <draw:connector draw:style-name="gr14" draw:text-style-name="P13" draw:layer="layout" draw:line-skew="1.564cm" svg:x1="8.485cm" svg:y1="2.43cm" svg:x2="13.247cm" svg:y2="4.969cm" draw:start-shape="id67" draw:start-glue-point="7" draw:end-shape="id75" svg:d="m8485 2430h3945v2539h817">
          <text:p/>
        </draw:connector>
        <draw:connector draw:style-name="gr14" draw:text-style-name="P13" draw:layer="layout" svg:x1="8.485cm" svg:y1="6.24cm" svg:x2="9.755cm" svg:y2="6.24cm" draw:start-shape="id76" draw:start-glue-point="7" draw:end-shape="id77" draw:end-glue-point="5" svg:d="m8485 6240h1270">
          <text:p/>
        </draw:connector>
        <draw:connector draw:style-name="gr14" draw:text-style-name="P13" draw:layer="layout" draw:line-skew="-0.182cm" svg:x1="11.978cm" svg:y1="6.24cm" svg:x2="13.247cm" svg:y2="4.97cm" draw:start-shape="id77" draw:start-glue-point="7" draw:end-shape="id75" draw:end-glue-point="5" svg:d="m11978 6240h452v-1270h817">
          <text:p/>
        </draw:connector>
        <draw:custom-shape draw:style-name="gr15" draw:text-style-name="P14" xml:id="id78" draw:id="id78" draw:layer="layout" svg:width="2.223cm" svg:height="0.953cm" svg:x="2.77cm" svg:y="5.763cm">
          <text:p text:style-name="P6"><text:span text:style-name="T17">(rank 1s)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6" draw:text-style-name="P13" draw:layer="layout" svg:x1="4.993cm" svg:y1="6.239cm" svg:x2="6.262cm" svg:y2="6.24cm" draw:start-shape="id78" draw:end-shape="id76" draw:end-glue-point="5" svg:d="m4993 6239h634v1h635">
          <text:p/>
        </draw:connector>
        <draw:connector draw:style-name="gr16" draw:text-style-name="P13" draw:layer="layout" draw:line-skew="0.707cm" svg:x1="4.993cm" svg:y1="6.24cm" svg:x2="6.262cm" svg:y2="7.51cm" draw:start-shape="id79" draw:start-glue-point="2" draw:end-shape="id74" draw:end-glue-point="5" svg:d="m4993 6240h452v1270h817">
          <text:p/>
        </draw:connector>
        <draw:connector draw:style-name="gr14" draw:text-style-name="P13" xml:id="id79" draw:id="id79" draw:layer="layout" draw:line-skew="0.068cm" svg:x1="4.993cm" svg:y1="6.24cm" svg:x2="6.262cm" svg:y2="10.043cm" draw:end-shape="id80" svg:d="m4993 6240h452v3803h817">
          <text:p/>
        </draw:connector>
        <draw:custom-shape draw:style-name="gr13" draw:text-style-name="P12" xml:id="id81" draw:id="id81" draw:layer="layout" svg:width="2.223cm" svg:height="0.953cm" svg:x="6.262cm" svg:y="8.303cm">
          <text:p text:style-name="P6"><text:span text:style-name="T16">Skirmish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4" draw:text-style-name="P13" draw:layer="layout" draw:line-skew="-0.182cm" svg:x1="4.993cm" svg:y1="6.239cm" svg:x2="6.262cm" svg:y2="8.78cm" draw:start-shape="id78" draw:end-shape="id81" draw:end-glue-point="5" svg:d="m4993 6239h452v2541h817">
          <text:p/>
        </draw:connector>
      </draw:page>
      <draw:page draw:name="page13" draw:style-name="dp1" draw:master-page-name="CivFanatics">
        <draw:rect draw:style-name="gr17" draw:text-style-name="P6" draw:layer="layout" svg:width="26.035cm" svg:height="19.685cm" svg:x="1cm" svg:y="1cm">
          <text:p/>
        </draw:rect>
        <draw:rect draw:style-name="gr18" draw:text-style-name="P6" draw:layer="layout" svg:width="5.08cm" svg:height="5.08cm" svg:x="6.08cm" svg:y="1cm">
          <text:p/>
        </draw:rect>
        <draw:frame draw:style-name="gr19" draw:layer="layout" svg:width="1.937cm" svg:height="0.963cm" svg:x="6.08cm" svg:y="6.08cm">
          <draw:text-box>
            <text:p>Early</text:p>
          </draw:text-box>
        </draw:frame>
        <draw:frame draw:style-name="gr19" draw:layer="layout" svg:width="1.734cm" svg:height="0.963cm" svg:x="9.426cm" svg:y="6.08cm">
          <draw:text-box>
            <text:p>Late</text:p>
          </draw:text-box>
        </draw:frame>
        <draw:frame draw:style-name="gr20" draw:layer="layout" svg:width="3.175cm" svg:height="1.954cm" svg:x="1cm" svg:y="2.556cm">
          <draw:text-box>
            <text:p>Power</text:p>
            <text:p>Variance</text:p>
          </draw:text-box>
        </draw:frame>
        <draw:frame draw:style-name="gr19" draw:layer="layout" svg:width="1.946cm" svg:height="0.963cm" svg:x="4.134cm" svg:y="5.117cm">
          <draw:text-box>
            <text:p>Wide</text:p>
          </draw:text-box>
        </draw:frame>
        <draw:frame draw:style-name="gr19" draw:layer="layout" svg:width="2.119cm" svg:height="0.963cm" svg:x="3.961cm" svg:y="1cm">
          <draw:text-box>
            <text:p>Close</text:p>
          </draw:text-box>
        </draw:frame>
        <draw:frame draw:style-name="gr19" draw:layer="layout" svg:width="4.697cm" svg:height="0.963cm" svg:x="6.272cm" svg:y="7.657cm">
          <draw:text-box>
            <text:p>Harder at Time</text:p>
          </draw:text-box>
        </draw:frame>
        <draw:circle draw:style-name="gr21" draw:text-style-name="P6" draw:layer="layout" svg:width="0.635cm" svg:height="0.635cm" svg:x="9.89cm" svg:y="1.635cm">
          <text:p/>
        </draw:circle>
        <draw:circle draw:style-name="gr22" draw:text-style-name="P6" draw:layer="layout" svg:width="0.635cm" svg:height="0.635cm" svg:x="6.715cm" svg:y="4.81cm">
          <text:p/>
        </draw:circle>
        <draw:circle draw:style-name="gr23" draw:text-style-name="P6" draw:layer="layout" svg:width="0.635cm" svg:height="0.635cm" svg:x="6.715cm" svg:y="1.635cm">
          <text:p/>
        </draw:circle>
        <draw:circle draw:style-name="gr21" draw:text-style-name="P6" draw:layer="layout" svg:width="0.635cm" svg:height="0.635cm" svg:x="12.43cm" svg:y="5.252cm">
          <text:p/>
        </draw:circle>
        <draw:circle draw:style-name="gr22" draw:text-style-name="P6" draw:layer="layout" svg:width="0.635cm" svg:height="0.635cm" svg:x="12.43cm" svg:y="1.2cm">
          <text:p/>
        </draw:circle>
        <draw:circle draw:style-name="gr23" draw:text-style-name="P6" draw:layer="layout" svg:width="0.635cm" svg:height="0.635cm" svg:x="12.43cm" svg:y="2.585cm">
          <text:p/>
        </draw:circle>
        <draw:frame draw:style-name="gr19" draw:layer="layout" svg:width="1.84cm" svg:height="0.963cm" svg:x="13.13cm" svg:y="5.117cm">
          <draw:text-box>
            <text:p>Goal</text:p>
          </draw:text-box>
        </draw:frame>
        <draw:frame draw:style-name="gr19" draw:layer="layout" svg:width="1.734cm" svg:height="0.963cm" svg:x="13.065cm" svg:y="2.472cm">
          <draw:text-box>
            <text:p>Mod</text:p>
          </draw:text-box>
        </draw:frame>
        <draw:frame draw:style-name="gr19" draw:layer="layout" svg:width="2.352cm" svg:height="0.963cm" svg:x="13.065cm" svg:y="1.1cm">
          <draw:text-box>
            <text:p>Vanilla</text:p>
          </draw:text-box>
        </draw:frame>
        <draw:line draw:style-name="gr24" draw:text-style-name="P6" draw:layer="layout" svg:x1="7.35cm" svg:y1="1.952cm" svg:x2="9.89cm" svg:y2="1.952cm">
          <text:p/>
        </draw:line>
        <draw:circle draw:style-name="gr25" draw:text-style-name="P6" draw:layer="layout" svg:width="0.635cm" svg:height="0.635cm" svg:x="12.43cm" svg:y="3.969cm">
          <text:p/>
        </draw:circle>
        <draw:frame draw:style-name="gr26" draw:layer="layout" svg:width="3.81cm" svg:height="0.963cm" svg:x="13.065cm" svg:y="3.845cm">
          <draw:text-box>
            <text:p>Alternative</text:p>
          </draw:text-box>
        </draw:frame>
        <draw:line draw:style-name="gr24" draw:text-style-name="P6" draw:layer="layout" svg:x1="7.032cm" svg:y1="4.81cm" svg:x2="7.032cm" svg:y2="2.27cm">
          <text:p/>
        </draw:line>
        <draw:circle draw:style-name="gr25" draw:text-style-name="P6" draw:layer="layout" svg:width="0.635cm" svg:height="0.635cm" svg:x="9.89cm" svg:y="4.81cm">
          <text:p/>
        </draw:circle>
        <draw:line draw:style-name="gr23" draw:text-style-name="P6" draw:layer="layout" svg:x1="5.445cm" svg:y1="10.295cm" svg:x2="7.35cm" svg:y2="12.835cm">
          <text:p/>
        </draw:line>
        <draw:line draw:style-name="gr23" draw:text-style-name="P6" draw:layer="layout" svg:x1="7.35cm" svg:y1="12.835cm" svg:x2="3.54cm" svg:y2="12.835cm">
          <text:p/>
        </draw:line>
        <draw:line draw:style-name="gr23" draw:text-style-name="P6" draw:layer="layout" svg:x1="5.445cm" svg:y1="10.295cm" svg:x2="3.54cm" svg:y2="12.835cm">
          <text:p/>
        </draw:line>
        <draw:frame draw:style-name="gr27" draw:text-style-name="P6" draw:layer="layout" svg:width="2.54cm" svg:height="1.675cm" svg:x="4.175cm" svg:y="9.255cm">
          <draw:text-box>
            <text:p text:style-name="P6">Human</text:p>
          </draw:text-box>
        </draw:frame>
        <draw:frame draw:style-name="gr28" draw:text-style-name="P6" draw:layer="layout" svg:width="3.81cm" svg:height="0.963cm" svg:x="5.445cm" svg:y="12.835cm">
          <draw:text-box>
            <text:p text:style-name="P6">Memory</text:p>
          </draw:text-box>
        </draw:frame>
        <draw:frame draw:style-name="gr28" draw:text-style-name="P6" draw:layer="layout" svg:width="3.81cm" svg:height="0.963cm" svg:x="1.635cm" svg:y="12.835cm">
          <draw:text-box>
            <text:p text:style-name="P6">Processor</text:p>
          </draw:text-box>
        </draw:frame>
        <draw:circle draw:style-name="gr29" draw:text-style-name="P6" draw:layer="layout" svg:width="6.35cm" svg:height="6.35cm" svg:x="16.968cm" svg:y="13.7cm">
          <text:p text:style-name="P6">Land</text:p>
        </draw:circle>
        <draw:rect draw:style-name="gr30" draw:text-style-name="P6" draw:layer="layout" svg:width="0.635cm" svg:height="0.635cm" svg:x="20.143cm" svg:y="13.065cm">
          <text:p/>
        </draw:rect>
        <draw:custom-shape draw:style-name="gr31" draw:text-style-name="P6" draw:layer="layout" svg:width="1.27cm" svg:height="1.27cm" svg:x="21.413cm" svg:y="13.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2" draw:layer="layout" svg:width="2.54cm" svg:height="0.963cm" svg:x="22.126cm" svg:y="13.144cm">
          <draw:text-box>
            <text:p>Capital</text:p>
          </draw:text-box>
        </draw:frame>
        <draw:line draw:style-name="gr24" draw:text-style-name="P6" draw:layer="layout" svg:x1="21.413cm" svg:y1="13.7cm" svg:x2="19.415cm" svg:y2="13.065cm">
          <text:p/>
        </draw:line>
        <draw:line draw:style-name="gr24" draw:text-style-name="P6" draw:layer="layout" svg:x1="16.875cm" svg:y1="15.605cm" svg:x2="18.145cm" svg:y2="13.7cm">
          <text:p/>
        </draw:line>
        <draw:frame draw:style-name="gr2" draw:layer="layout" svg:width="3.175cm" svg:height="0.963cm" draw:transform="rotate (-0.267733507257066) translate (19.763cm 11.795cm)">
          <draw:text-box>
            <text:p>5 turns</text:p>
          </draw:text-box>
        </draw:frame>
        <draw:frame draw:style-name="gr2" draw:layer="layout" svg:width="3.175cm" svg:height="0.963cm" draw:transform="rotate (0.948586448458739) translate (15.605cm 15.645cm)">
          <draw:text-box>
            <text:p>50 turns</text:p>
          </draw:text-box>
        </draw:frame>
        <draw:custom-shape draw:style-name="gr32" draw:text-style-name="P6" draw:layer="layout" svg:width="1.27cm" svg:height="1.27cm" svg:x="17.898cm" svg:y="12.43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frame draw:style-name="gr2" draw:text-style-name="P6" draw:layer="layout" svg:width="3.81cm" svg:height="2.387cm" svg:x="14.97cm" svg:y="10.525cm">
          <draw:text-box>
            <text:p text:style-name="P6">Some important objective</text:p>
          </draw:text-box>
        </draw:frame>
      </draw:page>
      <draw:page draw:name="page14" draw:style-name="dp1" draw:master-page-name="CivFanatics">
        <draw:circle draw:style-name="gr33" draw:text-style-name="P15" draw:layer="layout" svg:width="4.907cm" svg:height="4.907cm" svg:x="5.705cm" svg:y="5.994cm">
          <text:p text:style-name="P6"><text:span text:style-name="T18">Citizen</text:span></text:p>
        </draw:circle>
        <draw:g>
          <draw:circle draw:style-name="gr34" draw:text-style-name="P15" draw:layer="layout" svg:width="3.464cm" svg:height="3.464cm" svg:x="3.886cm" svg:y="4.175cm">
            <text:p text:style-name="P6"><text:span text:style-name="T18">Village</text:span></text:p>
          </draw:circle>
          <draw:circle draw:style-name="gr34" draw:text-style-name="P15" draw:layer="layout" svg:width="3.464cm" svg:height="3.464cm" svg:x="8.966cm" svg:y="4.175cm">
            <text:p text:style-name="P6"><text:span text:style-name="T18">Farm</text:span></text:p>
          </draw:circle>
          <draw:circle draw:style-name="gr34" draw:text-style-name="P15" draw:layer="layout" svg:width="3.464cm" svg:height="3.464cm" svg:x="3.886cm" svg:y="9.255cm">
            <text:p text:style-name="P6"><text:span text:style-name="T18">Scientist</text:span></text:p>
          </draw:circle>
          <draw:circle draw:style-name="gr34" draw:text-style-name="P15" draw:layer="layout" svg:width="3.464cm" svg:height="3.464cm" svg:x="8.966cm" svg:y="9.255cm">
            <text:p text:style-name="P6"><text:span text:style-name="T18">Mine</text:span></text:p>
          </draw:circle>
        </draw:g>
        <draw:circle draw:style-name="gr35" draw:text-style-name="P15" draw:layer="layout" svg:width="4.907cm" svg:height="4.907cm" svg:x="16.5cm" svg:y="5.994cm">
          <text:p text:style-name="P6"><text:span text:style-name="T18">Citizen</text:span></text:p>
        </draw:circle>
        <draw:g>
          <draw:circle draw:style-name="gr34" draw:text-style-name="P15" draw:layer="layout" svg:width="3.464cm" svg:height="3.464cm" svg:x="14.681cm" svg:y="4.175cm">
            <text:p text:style-name="P6"><text:span text:style-name="T18">Village</text:span></text:p>
          </draw:circle>
          <draw:circle draw:style-name="gr34" draw:text-style-name="P15" draw:layer="layout" svg:width="3.464cm" svg:height="3.464cm" svg:x="19.761cm" svg:y="4.175cm">
            <text:p text:style-name="P6"><text:span text:style-name="T18">Farm</text:span></text:p>
          </draw:circle>
          <draw:circle draw:style-name="gr34" draw:text-style-name="P15" draw:layer="layout" svg:width="3.464cm" svg:height="3.464cm" svg:x="14.681cm" svg:y="9.255cm">
            <text:p text:style-name="P6"><text:span text:style-name="T18">Scientist</text:span></text:p>
          </draw:circle>
          <draw:circle draw:style-name="gr34" draw:text-style-name="P15" draw:layer="layout" svg:width="3.464cm" svg:height="3.464cm" svg:x="19.761cm" svg:y="9.255cm">
            <text:p text:style-name="P6"><text:span text:style-name="T18">Mine</text:span></text:p>
          </draw:circl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DD0ADA29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84d1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solid" draw:fill-color="#ececec" draw:fill-image-width="0cm" draw:fill-image-height="0cm"/>
    </style:style>
    <style:style style:name="Mdp2" style:family="drawing-page">
      <style:drawing-page-properties draw:background-size="border" draw:fill="none"/>
    </style:style>
    <style:style style:name="Mgr1" style:family="graphic" style:parent-style-name="standard">
      <style:graphic-properties draw:fill="solid" draw:fill-color="#ececec" draw:fill-gradient-name="Gradient_20_1" draw:fill-hatch-name="Black_20_0_20_Degrees" draw:fill-image-name="Empty" draw:textarea-horizontal-align="center" draw:textarea-vertical-align="middle"/>
    </style:style>
    <style:style style:name="Mgr2" style:family="graphic" style:parent-style-name="standard">
      <style:graphic-properties draw:fill="solid" draw:fill-color="#1e1711" draw:fill-gradient-name="Gradient_20_1" draw:fill-hatch-name="Black_20_0_20_Degrees" draw:fill-image-name="Empty" draw:textarea-horizontal-align="center" draw:textarea-vertical-align="middle"/>
    </style:style>
    <style:style style:name="Mgr3" style:family="graphic" style:parent-style-name="standard">
      <style:graphic-properties draw:fill="solid" draw:fill-color="#222829" draw:fill-gradient-name="Gradient_20_1" draw:fill-hatch-name="Black_20_0_20_Degrees" draw:fill-image-name="Empty" draw:textarea-horizontal-align="center" draw:textarea-vertical-align="middle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CivFanatics" style:page-layout-name="PM0" draw:style-name="Mdp1">
      <draw:rect draw:style-name="Mgr1" draw:text-style-name="MP1" draw:layer="backgroundobjects" svg:width="27.94cm" svg:height="21.59cm" svg:x="0cm" svg:y="0cm">
        <text:p/>
      </draw:rect>
    </style:master-page>
    <style:master-page style:name="Civmodding" style:page-layout-name="PM0" draw:style-name="Mdp2">
      <draw:rect draw:style-name="Mgr2" draw:text-style-name="MP1" draw:layer="backgroundobjects" svg:width="27.94cm" svg:height="21.59cm" svg:x="0cm" svg:y="0cm">
        <text:p/>
      </draw:rect>
    </style:master-page>
    <style:master-page style:name="Frankenstein" style:page-layout-name="PM0" draw:style-name="Mdp2">
      <draw:rect draw:style-name="Mgr3" draw:text-style-name="MP1" draw:layer="backgroundobjects" svg:width="27.94cm" svg:height="21.59cm" svg:x="0cm" svg:y="0cm">
        <text:p/>
      </draw:rec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V I</meta:initial-creator>
    <meta:creation-date>2011-08-30T13:09:59.21</meta:creation-date>
    <dc:date>2012-08-05T08:52:35.64</dc:date>
    <dc:creator>V I</dc:creator>
    <meta:editing-duration>P1DT13H23M1S</meta:editing-duration>
    <meta:editing-cycles>70</meta:editing-cycles>
    <meta:generator>LibreOffice/3.3$Win32 LibreOffice_project/330m19$Build-202</meta:generator>
    <meta:document-statistic meta:object-count="258"/>
  </office:meta>
</office:document-meta>
</file>